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2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24292e" style:font-name="Liberation Sans" fo:font-size="12pt" fo:letter-spacing="normal" fo:font-style="normal" fo:font-weight="normal" officeooo:paragraph-rsid="001d49ec" style:font-size-asian="12pt" style:font-size-complex="12pt"/>
    </style:style>
    <style:style style:name="P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1d49ec" fo:background-color="#ffffff" style:font-size-asian="12pt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1d49ec" style:font-size-asian="12pt" style:language-asian="ru" style:country-asian="RU" style:font-weight-asian="bold" style:font-size-complex="12pt"/>
    </style:style>
    <style:style style:name="P7" style:family="paragraph" style:parent-style-name="Standard">
      <style:text-properties style:font-name="Liberation Sans" fo:font-size="12pt" officeooo:paragraph-rsid="001d49e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01d49ec" style:font-size-asian="12pt" style:font-size-complex="12pt"/>
    </style:style>
    <style:style style:name="P9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1d49ec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1d49ec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1d49ec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1d49ec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1d49ec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1d49ec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paragraph-rsid="001fe1fd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0cc38" officeooo:paragraph-rsid="0020cc38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0cc38" officeooo:paragraph-rsid="0021cc63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1cc63" officeooo:paragraph-rsid="0021cc63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38582" officeooo:paragraph-rsid="00238582" style:font-size-asian="12pt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font-name="Liberation Sans" fo:font-size="12pt" officeooo:rsid="00238582" officeooo:paragraph-rsid="00238582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0f3c"/>
    </style:style>
    <style:style style:name="P23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cc38"/>
    </style:style>
    <style:style style:name="P2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ans" fo:font-size="12pt" officeooo:rsid="0020cc38" officeooo:paragraph-rsid="0020cc38" style:font-size-asian="12pt" style:font-size-complex="12pt"/>
    </style:style>
    <style:style style:name="P25" style:family="paragraph" style:parent-style-name="Standard" style:master-page-name="Standard">
      <style:paragraph-properties style:page-number="auto"/>
      <style:text-properties style:font-name="Liberation Sans" fo:font-size="12pt" officeooo:paragraph-rsid="001d49ec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0f3c"/>
    </style:style>
    <style:style style:name="P2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cc38"/>
    </style:style>
    <style:style style:name="P3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20cc38"/>
    </style:style>
    <style:style style:name="P3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ans" fo:font-size="12pt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ans" fo:font-size="12pt" officeooo:rsid="0020cc38" officeooo:paragraph-rsid="0020cc38" style:font-size-asian="12pt" style:font-size-complex="12pt"/>
    </style:style>
    <style:style style:name="P35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officeooo:rsid="0020cc38" officeooo:paragraph-rsid="0020cc38" style:font-size-asian="12pt" style:font-size-complex="12pt"/>
    </style:style>
    <style:style style:name="P39" style:family="paragraph" style:parent-style-name="Text_20_body" style:list-style-name="L1">
      <style:paragraph-properties fo:margin-top="0.1665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2">
      <style:paragraph-properties fo:margin-top="0.1665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5">
      <style:paragraph-properties fo:margin-top="0.1665in" fo:margin-bottom="0.1665in" loext:contextual-spacing="false" fo:orphans="2" fo:widows="2"/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5">
      <style:paragraph-properties fo:margin-top="0.1665in" fo:margin-bottom="0.1665in" loext:contextual-spacing="false" fo:orphans="2" fo:widows="2"/>
    </style:style>
    <style:style style:name="T1" style:family="text">
      <style:text-properties fo:color="#222222" fo:background-color="#ffffff" loext:char-shading-value="0" style:font-size-complex="12pt" style:font-style-complex="italic"/>
    </style:style>
    <style:style style:name="T2" style:family="text">
      <style:text-properties fo:color="#222222" fo:background-color="#ffffff" loext:char-shading-value="0" style:font-style-complex="italic"/>
    </style:style>
    <style:style style:name="T3" style:family="text">
      <style:text-properties style:font-size-complex="12pt"/>
    </style:style>
    <style:style style:name="T4" style:family="text">
      <style:text-properties officeooo:rsid="001d49ec" style:font-size-complex="12pt"/>
    </style:style>
    <style:style style:name="T5" style:family="text">
      <style:text-properties fo:color="#000000"/>
    </style:style>
    <style:style style:name="T6" style:family="text">
      <style:text-properties fo:color="#000000"/>
    </style:style>
    <style:style style:name="T7" style:family="text">
      <style:text-properties fo:color="#000000" fo:font-style="normal" fo:font-weight="normal" style:font-style-asian="normal" style:font-weight-asian="normal"/>
    </style:style>
    <style:style style:name="T8" style:family="text">
      <style:text-properties officeooo:rsid="001d49ec"/>
    </style:style>
    <style:style style:name="T9" style:family="text">
      <style:text-properties officeooo:rsid="001fe1fd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officeooo:rsid="00200f3c" loext:padding="0in" loext:border="none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officeooo:rsid="0020cc38" loext:padding="0in" loext:border="none"/>
    </style:style>
    <style:style style:name="T14" style:family="text">
      <style:text-properties fo:font-variant="normal" fo:text-transform="none" fo:color="#24292e" fo:letter-spacing="normal" loext:padding="0in" loext:border="none"/>
    </style:style>
    <style:style style:name="T15" style:family="text">
      <style:text-properties fo:font-variant="normal" fo:text-transform="none" fo:color="#24292e" fo:letter-spacing="normal" fo:font-style="normal" fo:font-weight="normal"/>
    </style:style>
    <style:style style:name="T16" style:family="text">
      <style:text-properties fo:font-variant="normal" fo:text-transform="none" fo:color="#24292e" fo:letter-spacing="normal" fo:font-style="normal" fo:font-weight="normal" officeooo:rsid="00200f3c" loext:padding="0in" loext:border="none"/>
    </style:style>
    <style:style style:name="T17" style:family="text">
      <style:text-properties fo:font-variant="normal" fo:text-transform="none" fo:color="#24292e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24292e" fo:letter-spacing="normal" fo:font-style="normal" fo:font-weight="normal" officeooo:rsid="0020cc38" loext:padding="0in" loext:border="none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1" style:family="text">
      <style:text-properties fo:font-variant="normal" fo:text-transform="none" fo:color="#24292e" style:font-name="apple-system" fo:letter-spacing="normal" fo:font-style="normal" fo:font-weight="normal"/>
    </style:style>
    <style:style style:name="T22" style:family="text">
      <style:text-properties fo:font-variant="normal" fo:text-transform="none" fo:color="#24292e" fo:font-size="9.75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24292e" fo:font-size="9.75pt" fo:letter-spacing="normal" fo:font-style="normal" fo:font-weight="normal" officeooo:rsid="00200f3c" loext:padding="0in" loext:border="none"/>
    </style:style>
    <style:style style:name="T24" style:family="text">
      <style:text-properties fo:font-variant="normal" fo:text-transform="none" fo:color="#24292e" fo:font-size="9.75pt" fo:letter-spacing="normal" fo:font-style="normal" fo:font-weight="normal" officeooo:rsid="0020cc38" loext:padding="0in" loext:border="none"/>
    </style:style>
    <style:style style:name="T25" style:family="text">
      <style:text-properties fo:font-variant="normal" fo:text-transform="none" fo:color="#24292e" fo:font-size="12pt" fo:letter-spacing="normal" fo:font-style="normal" fo:font-weight="normal"/>
    </style:style>
    <style:style style:name="T26" style:family="text">
      <style:text-properties fo:font-variant="normal" fo:text-transform="none" fo:color="#24292e" fo:font-size="12pt" fo:letter-spacing="normal" fo:font-style="normal" fo:font-weight="bold"/>
    </style:style>
    <style:style style:name="T27" style:family="text">
      <style:text-properties fo:font-variant="normal" fo:text-transform="none" fo:color="#24292e" style:font-name="Liberation Sans" fo:font-size="9.75pt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24292e" style:font-name="Liberation Sans" fo:font-size="9.75pt" fo:letter-spacing="normal" fo:font-style="normal" fo:font-weight="normal" officeooo:rsid="00200f3c" loext:padding="0in" loext:border="none"/>
    </style:style>
    <style:style style:name="T29" style:family="text">
      <style:text-properties fo:font-variant="normal" fo:text-transform="none" fo:color="#24292e" style:font-name="Liberation Sans" fo:font-size="9.75pt" fo:letter-spacing="normal" fo:font-style="normal" fo:font-weight="normal" officeooo:rsid="0020cc38" loext:padding="0in" loext:border="none"/>
    </style:style>
    <style:style style:name="T30" style:family="text">
      <style:text-properties fo:font-variant="normal" fo:text-transform="none" fo:color="#24292e" style:font-name="Liberation Sans" fo:letter-spacing="normal" loext:padding="0in" loext:border="none"/>
    </style:style>
    <style:style style:name="T31" style:family="text">
      <style:text-properties fo:font-variant="normal" fo:text-transform="none" fo:color="#24292e" style:font-name="Liberation Sans" fo:letter-spacing="normal" fo:font-style="normal" fo:font-weight="normal"/>
    </style:style>
    <style:style style:name="T32" style:family="text">
      <style:text-properties fo:font-variant="normal" fo:text-transform="none" fo:color="#24292e" style:font-name="Liberation Sans" fo:letter-spacing="normal" fo:font-style="normal" fo:font-weight="normal" loext:padding="0in" loext:border="none"/>
    </style:style>
    <style:style style:name="T33" style:family="text">
      <style:text-properties fo:font-variant="normal" fo:text-transform="none" fo:color="#24292e" style:font-name="Liberation Sans" fo:letter-spacing="normal" fo:font-style="normal" fo:font-weight="normal" officeooo:rsid="00200f3c" loext:padding="0in" loext:border="none"/>
    </style:style>
    <style:style style:name="T34" style:family="text">
      <style:text-properties fo:font-variant="normal" fo:text-transform="none" fo:color="#24292e" style:font-name="Liberation Sans" fo:letter-spacing="normal" fo:font-style="normal" fo:font-weight="normal" officeooo:rsid="0020cc38" loext:padding="0in" loext:border="none"/>
    </style:style>
    <style:style style:name="T35" style:family="text">
      <style:text-properties fo:font-variant="normal" fo:text-transform="none" fo:color="#24292e" style:font-name="Liberation Sans" fo:letter-spacing="normal" fo:font-style="normal" fo:font-weight="bold"/>
    </style:style>
    <style:style style:name="T36" style:family="text">
      <style:text-properties fo:font-variant="normal" fo:text-transform="none" fo:color="#24292e" style:font-name="Liberation Sans" fo:font-size="12pt" fo:letter-spacing="normal" fo:font-style="normal" fo:font-weight="normal"/>
    </style:style>
    <style:style style:name="T37" style:family="text"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4292e" style:font-name="Liberation Sans" fo:font-size="12pt" fo:letter-spacing="normal" fo:font-style="normal" fo:font-weight="normal" style:font-size-asian="12pt" style:font-size-complex="12pt" loext:padding="0in" loext:border="none"/>
    </style:style>
    <style:style style:name="T39" style:family="text">
      <style:text-properties fo:font-variant="normal" fo:text-transform="none" fo:color="#24292e" style:font-name="Liberation Sans" fo:font-size="12pt" fo:letter-spacing="normal" fo:font-style="normal" fo:font-weight="normal" officeooo:rsid="00200f3c" style:font-size-asian="12pt" style:font-size-complex="12pt" loext:padding="0in" loext:border="none"/>
    </style:style>
    <style:style style:name="T40" style:family="text">
      <style:text-properties fo:font-variant="normal" fo:text-transform="none" fo:color="#24292e" style:font-name="Liberation Sans" fo:font-size="12pt" fo:letter-spacing="normal" fo:font-style="normal" fo:font-weight="normal" officeooo:rsid="0020cc38" style:font-size-asian="12pt" style:font-size-complex="12pt" loext:padding="0in" loext:border="none"/>
    </style:style>
    <style:style style:name="T41" style:family="text">
      <style:text-properties fo:font-variant="normal" fo:text-transform="none" fo:color="#24292e" style:font-name="Liberation Sans" fo:font-size="12pt" fo:letter-spacing="normal" fo:font-style="normal" fo:font-weight="bold"/>
    </style:style>
    <style:style style:name="T42" style:family="text">
      <style:text-properties fo:font-variant="normal" fo:text-transform="none" fo:color="#24292e" style:font-name="Liberation Sans" fo:font-size="12pt" fo:letter-spacing="normal" fo:font-style="normal" fo:font-weight="bold" style:font-size-asian="12pt" style:font-size-complex="12pt"/>
    </style:style>
    <style:style style:name="T43" style:family="text">
      <style:text-properties fo:font-variant="normal" fo:text-transform="none" fo:color="#24292e" style:font-name="Liberation Sans" fo:font-size="12pt" fo:letter-spacing="normal" style:font-size-asian="12pt" style:font-size-complex="12pt" loext:padding="0in" loext:border="none"/>
    </style:style>
    <style:style style:name="T4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6" style:family="text">
      <style:text-properties fo:font-variant="normal" fo:text-transform="none" fo:color="#0366d6" style:text-line-through-style="none" style:text-line-through-type="none" style:font-name="Liberation Sans" fo:font-size="12pt" fo:letter-spacing="normal" fo:font-style="normal" style:text-underline-style="none" fo:font-weight="normal" style:text-blinking="false"/>
    </style:style>
    <style:style style:name="T47" style:family="text">
      <style:text-properties fo:font-variant="normal" fo:text-transform="none" fo:color="#0366d6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/>
    </style:style>
    <style:style style:name="T48" style:family="text">
      <style:text-properties fo:font-variant="normal" fo:text-transform="none" fo:color="#0366d6" style:text-line-through-style="none" style:text-line-through-type="none" style:font-name="Liberation Sans" fo:letter-spacing="normal" fo:font-style="normal" style:text-underline-style="none" fo:font-weight="normal" style:text-blinking="false"/>
    </style:style>
    <style:style style:name="T49" style:family="text">
      <style:text-properties fo:font-variant="normal" fo:text-transform="none" fo:color="#cc7832" style:font-name="JetBrains Mono" fo:font-size="10pt" fo:letter-spacing="normal" fo:font-style="normal" fo:font-weight="normal" officeooo:rsid="00200f3c" style:font-size-asian="10pt" style:font-style-asian="normal" style:font-weight-asian="normal" loext:padding="0in" loext:border="none"/>
    </style:style>
    <style:style style:name="T50" style:family="text">
      <style:text-properties fo:font-variant="normal" fo:text-transform="none" fo:color="#cc7832" style:font-name="JetBrains Mono" fo:font-size="10pt" fo:letter-spacing="normal" fo:font-style="normal" fo:font-weight="normal" style:font-size-asian="10pt" style:font-style-asian="normal" style:font-weight-asian="normal" loext:padding="0in" loext:border="none"/>
    </style:style>
    <style:style style:name="T51" style:family="text">
      <style:text-properties fo:font-variant="normal" fo:text-transform="none" fo:color="#cc7832" style:font-name="JetBrains Mono" fo:font-size="10pt" fo:letter-spacing="normal" fo:font-style="normal" fo:font-weight="normal" style:font-size-asian="10pt" style:font-style-asian="normal" style:font-weight-asian="normal"/>
    </style:style>
    <style:style style:name="T52" style:family="text">
      <style:text-properties fo:font-variant="normal" fo:text-transform="none" fo:color="#cc7832" style:font-name="JetBrains Mono" fo:font-size="10pt" fo:letter-spacing="normal" fo:font-style="normal" fo:font-weight="normal" officeooo:rsid="0020cc38" style:font-size-asian="10pt" style:font-style-asian="normal" style:font-weight-asian="normal" loext:padding="0in" loext:border="none"/>
    </style:style>
    <style:style style:name="T53" style:family="text">
      <style:text-properties fo:font-variant="normal" fo:text-transform="none" fo:color="#cc7832" fo:font-size="10pt" fo:letter-spacing="normal" fo:font-style="normal" fo:font-weight="normal" officeooo:rsid="00200f3c" style:font-size-asian="10pt" style:font-style-asian="normal" style:font-weight-asian="normal" loext:padding="0in" loext:border="none"/>
    </style:style>
    <style:style style:name="T54" style:family="text">
      <style:text-properties fo:font-variant="normal" fo:text-transform="none" fo:color="#cc7832" fo:font-size="10pt" fo:letter-spacing="normal" fo:font-style="normal" fo:font-weight="normal" style:font-size-asian="10pt" style:font-style-asian="normal" style:font-weight-asian="normal" loext:padding="0in" loext:border="none"/>
    </style:style>
    <style:style style:name="T55" style:family="text">
      <style:text-properties fo:font-variant="normal" fo:text-transform="none" fo:color="#cc7832" fo:font-size="10pt" fo:letter-spacing="normal" fo:font-style="normal" fo:font-weight="normal" style:font-size-asian="10pt" style:font-style-asian="normal" style:font-weight-asian="normal"/>
    </style:style>
    <style:style style:name="T56" style:family="text">
      <style:text-properties fo:font-variant="normal" fo:text-transform="none" fo:color="#cc7832" fo:font-size="10pt" fo:letter-spacing="normal" fo:font-style="normal" fo:font-weight="normal" officeooo:rsid="0020cc38" style:font-size-asian="10pt" style:font-style-asian="normal" style:font-weight-asian="normal" loext:padding="0in" loext:border="none"/>
    </style:style>
    <style:style style:name="T57" style:family="text">
      <style:text-properties fo:font-variant="normal" fo:text-transform="none" fo:color="#cc7832" style:font-name="Liberation Sans" fo:font-size="10pt" fo:letter-spacing="normal" fo:font-style="normal" fo:font-weight="normal" officeooo:rsid="00200f3c" style:font-size-asian="10pt" style:font-style-asian="normal" style:font-weight-asian="normal" loext:padding="0in" loext:border="none"/>
    </style:style>
    <style:style style:name="T58" style:family="text">
      <style:text-properties fo:font-variant="normal" fo:text-transform="none" fo:color="#cc7832" style:font-name="Liberation Sans" fo:font-size="10pt" fo:letter-spacing="normal" fo:font-style="normal" fo:font-weight="normal" style:font-size-asian="10pt" style:font-style-asian="normal" style:font-weight-asian="normal" loext:padding="0in" loext:border="none"/>
    </style:style>
    <style:style style:name="T59" style:family="text">
      <style:text-properties fo:font-variant="normal" fo:text-transform="none" fo:color="#cc7832" style:font-name="Liberation Sans" fo:font-size="10pt" fo:letter-spacing="normal" fo:font-style="normal" fo:font-weight="normal" officeooo:rsid="0020cc38" style:font-size-asian="10pt" style:font-style-asian="normal" style:font-weight-asian="normal" loext:padding="0in" loext:border="none"/>
    </style:style>
    <style:style style:name="T60" style:family="text">
      <style:text-properties fo:font-variant="normal" fo:text-transform="none" fo:color="#cc7832" style:font-name="Liberation Sans" fo:letter-spacing="normal" fo:font-style="normal" fo:font-weight="normal" officeooo:rsid="00200f3c" style:font-style-asian="normal" style:font-weight-asian="normal" loext:padding="0in" loext:border="none"/>
    </style:style>
    <style:style style:name="T61" style:family="text">
      <style:text-properties fo:font-variant="normal" fo:text-transform="none" fo:color="#cc7832" style:font-name="Liberation Sans" fo:letter-spacing="normal" fo:font-style="normal" fo:font-weight="normal" style:font-style-asian="normal" style:font-weight-asian="normal" loext:padding="0in" loext:border="none"/>
    </style:style>
    <style:style style:name="T62" style:family="text">
      <style:text-properties fo:font-variant="normal" fo:text-transform="none" fo:color="#cc7832" style:font-name="Liberation Sans" fo:letter-spacing="normal" fo:font-style="normal" fo:font-weight="normal" officeooo:rsid="0020cc38" style:font-style-asian="normal" style:font-weight-asian="normal" loext:padding="0in" loext:border="none"/>
    </style:style>
    <style:style style:name="T63" style:family="text">
      <style:text-properties fo:font-variant="normal" fo:text-transform="none" fo:color="#cc7832" style:font-name="Liberation Sans" fo:font-size="12pt" fo:letter-spacing="normal" fo:font-style="normal" fo:font-weight="normal" officeooo:rsid="00200f3c" style:font-size-asian="12pt" style:font-style-asian="normal" style:font-weight-asian="normal" style:font-size-complex="12pt" loext:padding="0in" loext:border="none"/>
    </style:style>
    <style:style style:name="T64" style:family="text">
      <style:text-properties fo:font-variant="normal" fo:text-transform="none" fo:color="#cc7832" style:font-name="Liberation Sans" fo:font-size="12pt" fo:letter-spacing="normal" fo:font-style="normal" fo:font-weight="normal" style:font-size-asian="12pt" style:font-style-asian="normal" style:font-weight-asian="normal" style:font-size-complex="12pt" loext:padding="0in" loext:border="none"/>
    </style:style>
    <style:style style:name="T65" style:family="text">
      <style:text-properties fo:font-variant="normal" fo:text-transform="none" fo:color="#cc7832" style:font-name="Liberation Sans" fo:font-size="12pt" fo:letter-spacing="normal" fo:font-style="normal" fo:font-weight="normal" officeooo:rsid="0020cc38" style:font-size-asian="12pt" style:font-style-asian="normal" style:font-weight-asian="normal" style:font-size-complex="12pt" loext:padding="0in" loext:border="none"/>
    </style:style>
    <style:style style:name="T66" style:family="text">
      <style:text-properties fo:font-variant="normal" fo:text-transform="none" fo:color="#cc7832" fo:letter-spacing="normal" fo:font-style="normal" fo:font-weight="normal" style:font-style-asian="normal" style:font-weight-asian="normal"/>
    </style:style>
    <style:style style:name="T67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68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69" style:family="text">
      <style:text-properties fo:color="#cc7832" style:font-name="Liberation Sans" fo:font-size="10pt" fo:font-style="normal" fo:font-weight="normal" style:font-size-asian="10pt" style:font-style-asian="normal" style:font-weight-asian="normal"/>
    </style:style>
    <style:style style:name="T70" style:family="text">
      <style:text-properties fo:color="#cc7832" style:font-name="Liberation Sans" fo:font-style="normal" fo:font-weight="normal" style:font-style-asian="normal" style:font-weight-asian="normal"/>
    </style:style>
    <style:style style:name="T71" style:family="text">
      <style:text-properties fo:color="#cc7832" style:font-name="Liberation Sans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fo:color="#cc7832" fo:font-style="normal" fo:font-weight="normal" style:font-style-asian="normal" style:font-weight-asian="normal"/>
    </style:style>
    <style:style style:name="T7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74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75" style:family="text">
      <style:text-properties fo:color="#ffc66d" style:font-name="Liberation Sans" fo:font-size="10pt" fo:font-style="normal" fo:font-weight="normal" style:font-size-asian="10pt" style:font-style-asian="normal" style:font-weight-asian="normal"/>
    </style:style>
    <style:style style:name="T76" style:family="text">
      <style:text-properties fo:color="#ffc66d" style:font-name="Liberation Sans" fo:font-style="normal" fo:font-weight="normal" style:font-style-asian="normal" style:font-weight-asian="normal"/>
    </style:style>
    <style:style style:name="T77" style:family="text">
      <style:text-properties fo:color="#ffc66d" style:font-name="Liberation Sans" fo:font-size="12pt" fo:font-style="normal" fo:font-weight="normal" style:font-size-asian="12pt" style:font-style-asian="normal" style:font-weight-asian="normal" style:font-size-complex="12pt"/>
    </style:style>
    <style:style style:name="T78" style:family="text">
      <style:text-properties fo:color="#ffc66d" fo:font-style="normal" fo:font-weight="normal" style:font-style-asian="normal" style:font-weight-asian="normal"/>
    </style:style>
    <style:style style:name="T79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80" style:family="text">
      <style:text-properties fo:color="#a9b7c6" style:font-name="JetBrains Mono1" fo:font-size="10pt" fo:font-style="normal" fo:font-weight="normal" officeooo:rsid="0021cc63" style:font-size-asian="10pt" style:font-style-asian="normal" style:font-weight-asian="normal"/>
    </style:style>
    <style:style style:name="T81" style:family="text">
      <style:text-properties fo:color="#a9b7c6" style:font-name="Liberation Sans" fo:font-size="10pt" fo:font-style="normal" fo:font-weight="normal" style:font-size-asian="10pt" style:font-style-asian="normal" style:font-weight-asian="normal"/>
    </style:style>
    <style:style style:name="T82" style:family="text">
      <style:text-properties fo:color="#a9b7c6" style:font-name="Liberation Sans" fo:font-style="normal" fo:font-weight="normal" style:font-style-asian="normal" style:font-weight-asian="normal"/>
    </style:style>
    <style:style style:name="T83" style:family="text">
      <style:text-properties fo:color="#a9b7c6" style:font-name="Liberation Sans" fo:font-size="12pt" fo:font-style="normal" fo:font-weight="normal" style:font-size-asian="12pt" style:font-style-asian="normal" style:font-weight-asian="normal" style:font-size-complex="12pt"/>
    </style:style>
    <style:style style:name="T84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85" style:family="text">
      <style:text-properties fo:color="#a9b7c6" fo:font-size="10pt" fo:font-style="normal" fo:font-weight="normal" officeooo:rsid="0021cc63" style:font-size-asian="10pt" style:font-style-asian="normal" style:font-weight-asian="normal"/>
    </style:style>
    <style:style style:name="T86" style:family="text">
      <style:text-properties fo:color="#a9b7c6" fo:font-style="normal" fo:font-weight="normal" style:font-style-asian="normal" style:font-weight-asian="normal"/>
    </style:style>
    <style:style style:name="T87" style:family="text">
      <style:text-properties fo:color="#a9b7c6" fo:font-style="normal" fo:font-weight="normal" officeooo:rsid="0021cc63" style:font-style-asian="normal" style:font-weight-asian="normal"/>
    </style:style>
    <style:style style:name="T88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89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90" style:family="text">
      <style:text-properties fo:color="#808080" style:font-name="Liberation Sans" fo:font-size="10pt" fo:font-style="normal" fo:font-weight="normal" style:font-size-asian="10pt" style:font-style-asian="normal" style:font-weight-asian="normal"/>
    </style:style>
    <style:style style:name="T91" style:family="text">
      <style:text-properties fo:color="#808080" style:font-name="Liberation Sans" fo:font-style="normal" fo:font-weight="normal" style:font-style-asian="normal" style:font-weight-asian="normal"/>
    </style:style>
    <style:style style:name="T92" style:family="text">
      <style:text-properties fo:color="#808080" style:font-name="Liberation Sans" fo:font-size="12pt" fo:font-style="normal" fo:font-weight="normal" style:font-size-asian="12pt" style:font-style-asian="normal" style:font-weight-asian="normal" style:font-size-complex="12pt"/>
    </style:style>
    <style:style style:name="T93" style:family="text">
      <style:text-properties fo:color="#808080" fo:font-style="normal" fo:font-weight="normal" style:font-style-asian="normal" style:font-weight-asian="normal"/>
    </style:style>
    <style:style style:name="T94" style:family="text">
      <style:text-properties fo:color="#8888c6" style:font-name="JetBrains Mono1" fo:font-size="10pt" fo:font-style="normal" fo:font-weight="normal" style:font-size-asian="10pt" style:font-style-asian="normal" style:font-weight-asian="normal"/>
    </style:style>
    <style:style style:name="T95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96" style:family="text">
      <style:text-properties fo:color="#8888c6" style:font-name="Liberation Sans" fo:font-size="10pt" fo:font-style="normal" fo:font-weight="normal" style:font-size-asian="10pt" style:font-style-asian="normal" style:font-weight-asian="normal"/>
    </style:style>
    <style:style style:name="T97" style:family="text">
      <style:text-properties fo:color="#8888c6" style:font-name="Liberation Sans" fo:font-style="normal" fo:font-weight="normal" style:font-style-asian="normal" style:font-weight-asian="normal"/>
    </style:style>
    <style:style style:name="T98" style:family="text">
      <style:text-properties fo:color="#8888c6" style:font-name="Liberation Sans" fo:font-size="12pt" fo:font-style="normal" fo:font-weight="normal" style:font-size-asian="12pt" style:font-style-asian="normal" style:font-weight-asian="normal" style:font-size-complex="12pt"/>
    </style:style>
    <style:style style:name="T99" style:family="text">
      <style:text-properties fo:color="#8888c6" fo:font-style="normal" fo:font-weight="normal" style:font-style-asian="normal" style:font-weight-asian="normal"/>
    </style:style>
    <style:style style:name="T100" style:family="text">
      <style:text-properties fo:color="#6897bb" style:font-name="JetBrains Mono1" fo:font-size="10pt" fo:font-style="normal" fo:font-weight="normal" style:font-size-asian="10pt" style:font-style-asian="normal" style:font-weight-asian="normal"/>
    </style:style>
    <style:style style:name="T101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102" style:family="text">
      <style:text-properties fo:color="#6897bb" style:font-name="Liberation Sans" fo:font-size="10pt" fo:font-style="normal" fo:font-weight="normal" style:font-size-asian="10pt" style:font-style-asian="normal" style:font-weight-asian="normal"/>
    </style:style>
    <style:style style:name="T103" style:family="text">
      <style:text-properties fo:color="#6897bb" style:font-name="Liberation Sans" fo:font-style="normal" fo:font-weight="normal" style:font-style-asian="normal" style:font-weight-asian="normal"/>
    </style:style>
    <style:style style:name="T104" style:family="text">
      <style:text-properties fo:color="#6897bb" style:font-name="Liberation Sans" fo:font-size="12pt" fo:font-style="normal" fo:font-weight="normal" style:font-size-asian="12pt" style:font-style-asian="normal" style:font-weight-asian="normal" style:font-size-complex="12pt"/>
    </style:style>
    <style:style style:name="T105" style:family="text">
      <style:text-properties fo:color="#6897bb" fo:font-style="normal" fo:font-weight="normal" style:font-style-asian="normal" style:font-weight-asian="normal"/>
    </style:style>
    <style:style style:name="T106" style:family="text">
      <style:text-properties officeooo:rsid="0020cc38"/>
    </style:style>
    <style:style style:name="T107" style:family="text">
      <style:text-properties fo:color="#b200b2" style:font-name="JetBrains Mono1" fo:font-size="10pt" fo:font-style="normal" fo:font-weight="normal" style:font-size-asian="10pt" style:font-style-asian="normal" style:font-weight-asian="normal"/>
    </style:style>
    <style:style style:name="T108" style:family="text">
      <style:text-properties fo:color="#b200b2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b200b2" style:font-name="Liberation Sans" fo:font-size="10pt" fo:font-style="normal" fo:font-weight="normal" style:font-size-asian="10pt" style:font-style-asian="normal" style:font-weight-asian="normal"/>
    </style:style>
    <style:style style:name="T110" style:family="text">
      <style:text-properties fo:color="#b200b2" style:font-name="Liberation Sans" fo:font-style="normal" fo:font-weight="normal" style:font-style-asian="normal" style:font-weight-asian="normal"/>
    </style:style>
    <style:style style:name="T111" style:family="text">
      <style:text-properties fo:color="#b200b2" style:font-name="Liberation Sans" fo:font-size="12pt" fo:font-style="normal" fo:font-weight="normal" style:font-size-asian="12pt" style:font-style-asian="normal" style:font-weight-asian="normal" style:font-size-complex="12pt"/>
    </style:style>
    <style:style style:name="T112" style:family="text">
      <style:text-properties fo:color="#b200b2" fo:font-style="normal" fo:font-weight="normal" style:font-style-asian="normal" style:font-weight-asian="normal"/>
    </style:style>
    <style:style style:name="T113" style:family="text">
      <style:text-properties fo:color="#94558d" style:font-name="JetBrains Mono1" fo:font-size="10pt" fo:font-style="normal" fo:font-weight="normal" style:font-size-asian="10pt" style:font-style-asian="normal" style:font-weight-asian="normal"/>
    </style:style>
    <style:style style:name="T114" style:family="text">
      <style:text-properties fo:color="#94558d" fo:font-size="10pt" fo:font-style="normal" fo:font-weight="normal" style:font-size-asian="10pt" style:font-style-asian="normal" style:font-weight-asian="normal"/>
    </style:style>
    <style:style style:name="T115" style:family="text">
      <style:text-properties fo:color="#94558d" fo:font-style="normal" fo:font-weight="normal" style:font-style-asian="normal" style:font-weight-asian="normal"/>
    </style:style>
    <style:style style:name="T116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17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118" style:family="text">
      <style:text-properties fo:color="#6a8759" style:font-name="Liberation Sans" fo:font-size="10pt" fo:font-style="normal" fo:font-weight="normal" style:font-size-asian="10pt" style:font-style-asian="normal" style:font-weight-asian="normal"/>
    </style:style>
    <style:style style:name="T119" style:family="text">
      <style:text-properties fo:color="#6a8759" style:font-name="Liberation Sans" fo:font-style="normal" fo:font-weight="normal" style:font-style-asian="normal" style:font-weight-asian="normal"/>
    </style:style>
    <style:style style:name="T120" style:family="text">
      <style:text-properties fo:color="#6a8759" style:font-name="Liberation Sans" fo:font-size="12pt" fo:font-style="normal" fo:font-weight="normal" style:font-size-asian="12pt" style:font-style-asian="normal" style:font-weight-asian="normal" style:font-size-complex="12pt"/>
    </style:style>
    <style:style style:name="T121" style:family="text">
      <style:text-properties fo:color="#6a8759" fo:font-style="normal" fo:font-weight="normal" style:font-style-asian="normal" style:font-weight-asian="normal"/>
    </style:style>
    <style:style style:name="T122" style:family="text">
      <style:text-properties fo:color="#aa4926" style:font-name="JetBrains Mono1" fo:font-size="10pt" fo:font-style="normal" fo:font-weight="normal" style:font-size-asian="10pt" style:font-style-asian="normal" style:font-weight-asian="normal"/>
    </style:style>
    <style:style style:name="T123" style:family="text">
      <style:text-properties fo:color="#aa4926" fo:font-size="10pt" fo:font-style="normal" fo:font-weight="normal" style:font-size-asian="10pt" style:font-style-asian="normal" style:font-weight-asian="normal"/>
    </style:style>
    <style:style style:name="T124" style:family="text">
      <style:text-properties fo:color="#aa4926" style:font-name="Liberation Sans" fo:font-size="10pt" fo:font-style="normal" fo:font-weight="normal" style:font-size-asian="10pt" style:font-style-asian="normal" style:font-weight-asian="normal"/>
    </style:style>
    <style:style style:name="T125" style:family="text">
      <style:text-properties fo:color="#aa4926" style:font-name="Liberation Sans" fo:font-style="normal" fo:font-weight="normal" style:font-style-asian="normal" style:font-weight-asian="normal"/>
    </style:style>
    <style:style style:name="T126" style:family="text">
      <style:text-properties fo:color="#aa4926" style:font-name="Liberation Sans" fo:font-size="12pt" fo:font-style="normal" fo:font-weight="normal" style:font-size-asian="12pt" style:font-style-asian="normal" style:font-weight-asian="normal" style:font-size-complex="12pt"/>
    </style:style>
    <style:style style:name="T127" style:family="text">
      <style:text-properties fo:color="#aa4926" fo:font-style="normal" fo:font-weight="normal" style:font-style-asian="normal" style:font-weight-asian="normal"/>
    </style:style>
    <style:style style:name="T128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129" style:family="text">
      <style:text-properties fo:color="#bbb529" fo:font-size="10pt" fo:font-style="normal" fo:font-weight="normal" style:font-size-asian="10pt" style:font-style-asian="normal" style:font-weight-asian="normal"/>
    </style:style>
    <style:style style:name="T130" style:family="text">
      <style:text-properties fo:color="#bbb529" fo:font-style="normal" fo:font-weight="normal" style:font-style-asian="normal" style:font-weight-asian="normal"/>
    </style:style>
    <style:style style:name="T131" style:family="text">
      <style:text-properties fo:color="#629755" style:font-name="JetBrains Mono1" fo:font-size="10pt" fo:font-style="italic" fo:font-weight="normal" style:font-size-asian="10pt" style:font-style-asian="italic" style:font-weight-asian="normal"/>
    </style:style>
    <style:style style:name="T132" style:family="text">
      <style:text-properties fo:color="#629755" fo:font-size="10pt" fo:font-style="italic" fo:font-weight="normal" style:font-size-asian="10pt" style:font-style-asian="italic" style:font-weight-asian="normal"/>
    </style:style>
    <style:style style:name="T133" style:family="text">
      <style:text-properties fo:color="#629755" fo:font-style="italic" fo:font-weight="normal" style:font-style-asian="italic" style:font-weight-asian="normal"/>
    </style:style>
    <style:style style:name="T134" style:family="text">
      <style:text-properties style:font-name="Liberation Sans"/>
    </style:style>
    <style:style style:name="T135" style:family="text">
      <style:text-properties style:font-name="Liberation Sans" fo:font-size="12pt" style:font-size-asian="12pt" style:font-size-complex="12pt"/>
    </style:style>
    <style:style style:name="T136" style:family="text">
      <style:text-properties officeooo:rsid="0023097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7"/>
      <text:p text:style-name="P8"><text:span text:style-name="T2">Московский государственный технический университет имени Н. Э. Баумана</text:span></text:p>
      <text:p text:style-name="P5"/>
      <text:p text:style-name="P5"/>
      <text:p text:style-name="P10">Факультет «Информатика и системы управления»</text:p>
      <text:p text:style-name="P10">Кафедра ИУ5</text:p>
      <text:p text:style-name="P5"/>
      <text:p text:style-name="P5"/>
      <text:p text:style-name="P6"/>
      <text:p text:style-name="P6"/>
      <text:p text:style-name="P10">Отчёт по </text:p>
      <text:p text:style-name="P10">лабораторной работе № <text:span text:style-name="T8">3</text:span></text:p>
      <text:p text:style-name="P10"><text:span text:style-name="T5">«</text:span>Разработка интернет приложений»</text:p>
      <text:p text:style-name="P13"/>
      <text:p text:style-name="P13"/>
      <text:p text:style-name="P13"/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Подготовил:</text:p>
            <text:p text:style-name="P11">Кан Андрей Дмитриевич</text:p>
            <text:p text:style-name="P11">Группа ИУ5-54Б</text:p>
            <text:p text:style-name="P11">Подпись______</text:p>
            <text:p text:style-name="P11">Дата_______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Москва </text:p>
      <text:p text:style-name="P9"><text:tab/>2020г.</text:p>
      <text:h text:style-name="P2" text:outline-level="3"><text:soft-page-break/><text:span text:style-name="T9">1.</text:span>Задание:</text:h>
      <text:p text:style-name="P26">Задание лабораторной работы состоит из решения нескольких задач.</text:p>
      <text:p text:style-name="P26">Файлы, содержащие решения отдельных задач, должны располагаться в пакете lab_python_fp. Решение каждой задачи должно раполагаться в отдельном файле.</text:p>
      <text:p text:style-name="P26">При запуске каждого файла выдаются тестовые результаты выполнения соответствующего задания.</text:p>
      <text:p text:style-name="P15"><text:span text:style-name="T9">2. </text:span><text:span text:style-name="T15">Задача 1 (файл field.py)</text:span></text:p>
      <text:p text:style-name="P26">Необходимо реализовать генератор field. Генератор field последовательно выдает значения ключей словаря. Пример:</text:p>
      <text:p text:style-name="P3"><text:span text:style-name="Source_20_Text"><text:span text:style-name="T38">goods = [</text:span></text:span></text:p>
      <text:p text:style-name="P4"><text:span text:style-name="Source_20_Text"><text:span text:style-name="T43"><text:s text:c="4"/></text:span></text:span><text:span text:style-name="Source_20_Text"><text:span text:style-name="T38">{'title': 'Ковер', 'price': 2000, 'color': 'green'},</text:span></text:span></text:p>
      <text:p text:style-name="P4"><text:span text:style-name="Source_20_Text"><text:span text:style-name="T43"><text:s text:c="4"/></text:span></text:span><text:span text:style-name="Source_20_Text"><text:span text:style-name="T38">{'title': 'Диван для отдыха', 'color': 'black'}</text:span></text:span></text:p>
      <text:p text:style-name="P4"><text:span text:style-name="Source_20_Text"><text:span text:style-name="T38">]</text:span></text:span></text:p>
      <text:p text:style-name="P30"><text:span text:style-name="Source_20_Text"><text:span text:style-name="T38">field(goods, 'title')</text:span></text:span><text:span text:style-name="T37"> должен выдавать </text:span><text:span text:style-name="Source_20_Text"><text:span text:style-name="T38">'Ковер', 'Диван для отдыха'</text:span></text:span></text:p>
      <text:p text:style-name="P30"><text:span text:style-name="Source_20_Text"><text:span text:style-name="T38">field(goods, 'title', 'price')</text:span></text:span><text:span text:style-name="T37"> должен выдавать </text:span><text:span text:style-name="Source_20_Text"><text:span text:style-name="T38">{'title': 'Ковер', 'price': 2000}, {'title': 'Диван для отдыха'}</text:span></text:span></text:p>
      <text:list xml:id="list2663539691" text:style-name="L1">
        <text:list-item>
          <text:p text:style-name="P39">В качестве первого аргумента генератор принимает список словарей, дальше через *args генератор принимает неограниченное количествово аргументов.</text:p>
        </text:list-item>
        <text:list-item>
          <text:p text:style-name="P39">Если передан один аргумент, генератор последовательно выдает только значения полей, если значение поля равно None, то элемент пропускается.</text:p>
        </text:list-item>
        <text:list-item>
          <text:p text:style-name="P39">Если передано несколько аргументов, то последовательно выдаются словари, содержащие данные элементы. Если поле равно None, то оно пропускается. Если все поля содержат значения None, то пропускается элемент целиком.</text:p>
        </text:list-item>
      </text:list>
      <text:p text:style-name="P28"><text:span text:style-name="Source_20_Text"><text:span text:style-name="T39">Текст программы:</text:span></text:span></text:p>
      <text:p text:style-name="P22"><text:span text:style-name="Source_20_Text"><text:span text:style-name="T63">def </text:span></text:span><text:span text:style-name="T77">field</text:span><text:span text:style-name="T83">(items</text:span><text:span text:style-name="T71">, </text:span><text:span text:style-name="T83">*args): </text:span><text:span text:style-name="T92"># генератор, возвращающий поля с заданным ключом и словари</text:span><text:span text:style-name="T135"><text:line-break/></text:span><text:span text:style-name="T92"> <text:s text:c="3"/></text:span><text:span text:style-name="T71">assert </text:span><text:span text:style-name="T98">len</text:span><text:span text:style-name="T83">(items) &gt; </text:span><text:span text:style-name="T104">0 </text:span><text:span text:style-name="T71">and </text:span><text:span text:style-name="T98">isinstance</text:span><text:span text:style-name="T83">(items</text:span><text:span text:style-name="T71">, </text:span><text:span text:style-name="T98">list</text:span><text:span text:style-name="T83">)</text:span><text:span text:style-name="T135"><text:line-break/></text:span><text:span text:style-name="T83"> <text:s text:c="3"/></text:span><text:span text:style-name="T71">if </text:span><text:span text:style-name="T98">len</text:span><text:span text:style-name="T83">(args) == </text:span><text:span text:style-name="T104">1</text:span><text:span text:style-name="T83">:</text:span><text:span text:style-name="T135"><text:line-break/></text:span><text:span text:style-name="T83"> <text:s text:c="7"/></text:span><text:span text:style-name="T71">for </text:span><text:span text:style-name="T83">i </text:span><text:span text:style-name="T71">in </text:span><text:span text:style-name="T98">range</text:span><text:span text:style-name="T83">(</text:span><text:span text:style-name="T98">len</text:span><text:span text:style-name="T83">(items)):</text:span><text:span text:style-name="T135"><text:line-break/></text:span><text:span text:style-name="T83"> <text:s text:c="11"/></text:span><text:span text:style-name="T71">for </text:span><text:span text:style-name="T83">key</text:span><text:span text:style-name="T71">, </text:span><text:span text:style-name="T83">value </text:span><text:span text:style-name="T71">in </text:span><text:span text:style-name="T83">items[i].items():</text:span><text:span text:style-name="T135"><text:line-break/></text:span><text:span text:style-name="T83"> <text:s text:c="15"/></text:span><text:span text:style-name="T71">if </text:span><text:span text:style-name="T83">key == args[</text:span><text:span text:style-name="T104">0</text:span><text:span text:style-name="T83">]: <text:s/></text:span><text:span text:style-name="T92"># если передан один аргумент, возвращаем поля с ним</text:span><text:span text:style-name="T135"><text:line-break/></text:span><text:span text:style-name="T92"> <text:s text:c="19"/></text:span><text:span text:style-name="T71">yield </text:span><text:span text:style-name="T83">value</text:span><text:span text:style-name="T135"><text:line-break/><text:line-break/></text:span><text:span text:style-name="T83"> <text:s text:c="3"/></text:span><text:span text:style-name="T71">else</text:span><text:span text:style-name="T83">:</text:span><text:span text:style-name="T135"><text:line-break/></text:span><text:span text:style-name="T83"> <text:s text:c="7"/></text:span><text:span text:style-name="T71">for </text:span><text:span text:style-name="T83">i </text:span><text:span text:style-name="T71">in </text:span><text:span text:style-name="T98">range</text:span><text:span text:style-name="T83">(</text:span><text:span text:style-name="T98">len</text:span><text:span text:style-name="T83">(items)):</text:span><text:span text:style-name="T135"><text:line-break/></text:span><text:span text:style-name="T83"> <text:s text:c="11"/>dictionary = {}</text:span><text:span text:style-name="T135"><text:line-break/></text:span><text:span text:style-name="T83"> <text:s text:c="11"/></text:span><text:span text:style-name="T71">for </text:span><text:span text:style-name="T83">key</text:span><text:span text:style-name="T71">, </text:span><text:span text:style-name="T83">value </text:span><text:span text:style-name="T71">in </text:span><text:span text:style-name="T83">items[i].items():</text:span><text:span text:style-name="T135"><text:line-break/></text:span><text:span text:style-name="T83"> <text:s text:c="15"/></text:span><text:span text:style-name="T71">for </text:span><text:span text:style-name="T83">arg </text:span><text:span text:style-name="T71">in </text:span><text:span text:style-name="T83">args: <text:s text:c="3"/></text:span><text:span text:style-name="T92"># если передано много аргументов, то возвращаем словари </text:span><text:soft-page-break/><text:span text:style-name="T92">сзаданными ключами</text:span><text:span text:style-name="T135"><text:line-break/></text:span><text:span text:style-name="T92"> <text:s text:c="19"/></text:span><text:span text:style-name="T71">if </text:span><text:span text:style-name="T83">key == arg:</text:span><text:span text:style-name="T135"><text:line-break/></text:span><text:span text:style-name="T83"> <text:s text:c="23"/>dictionary[key] = items[i][key]</text:span><text:span text:style-name="T135"><text:line-break/></text:span><text:span text:style-name="T83"> <text:s text:c="23"/></text:span><text:span text:style-name="T71">break <text:s text:c="2"/></text:span><text:span text:style-name="T92"># как только нужный аргумент подошел к ключу, выходим из цикла (оптимизация)</text:span><text:span text:style-name="T135"><text:line-break/></text:span><text:span text:style-name="T92"> <text:s text:c="11"/></text:span><text:span text:style-name="T71">yield </text:span><text:span text:style-name="T83">dictionary</text:span></text:p>
      <text:p text:style-name="P22"><text:span text:style-name="Source_20_Text"><text:span text:style-name="T39"/></text:span></text:p>
      <text:h text:style-name="P1" text:outline-level="3"><text:bookmark text:name="user-content-Задача-2-файл-gen_randompy"/>Задача 2 (файл gen_random.py)</text:h>
      <text:p text:style-name="P30"><text:span text:style-name="T37">Необходимо реализовать генератор </text:span><text:span text:style-name="Source_20_Text"><text:span text:style-name="T38">gen_random(количество, минимум, максимум)</text:span></text:span><text:span text:style-name="T37">, который последовательно выдает заданное количество случайных чисел в заданном диапазоне от минимума до максимума, включая границы диапазона. Пример:</text:span></text:p>
      <text:p text:style-name="P30"><text:span text:style-name="Source_20_Text"><text:span text:style-name="T38">gen_random(5, 1, 3) </text:span></text:span><text:span text:style-name="T37">должен выдать 5 случайных чисел в диапазоне от 1 до 3, например </text:span><text:span text:style-name="Source_20_Text"><text:span text:style-name="T38">2, 2, 3, 2, 1</text:span></text:span></text:p>
      <text:p text:style-name="P30"><text:span text:style-name="Source_20_Text"><text:span text:style-name="T38"/></text:span></text:p>
      <text:p text:style-name="P32"><text:span text:style-name="Source_20_Text"><text:span text:style-name="T40">Текст программы:</text:span></text:span></text:p>
      <text:p text:style-name="P21"><text:span text:style-name="Source_20_Text"><text:span text:style-name="T64">import </text:span></text:span><text:span text:style-name="T83">random</text:span><text:span text:style-name="T135"><text:line-break/><text:line-break/><text:line-break/></text:span><text:span text:style-name="T71">def </text:span><text:span text:style-name="T77">gen_random</text:span><text:span text:style-name="T83">(num_count</text:span><text:span text:style-name="T71">, </text:span><text:span text:style-name="T83">begin</text:span><text:span text:style-name="T71">, </text:span><text:span text:style-name="T83">end):</text:span><text:span text:style-name="T135"><text:line-break/></text:span><text:span text:style-name="T83"> <text:s text:c="3"/></text:span><text:span text:style-name="T71">for </text:span><text:span text:style-name="T83">i </text:span><text:span text:style-name="T71">in </text:span><text:span text:style-name="T98">range</text:span><text:span text:style-name="T83">(num_count):</text:span><text:span text:style-name="T135"><text:line-break/></text:span><text:span text:style-name="T83"> <text:s text:c="7"/></text:span><text:span text:style-name="T71">yield </text:span><text:span text:style-name="T83">random.randrange(begin</text:span><text:span text:style-name="T71">, </text:span><text:span text:style-name="T83">end+</text:span><text:span text:style-name="T104">1</text:span><text:span text:style-name="T83">)</text:span></text:p>
      <text:p text:style-name="P21"><text:span text:style-name="Source_20_Text"><text:span text:style-name="T38"/></text:span></text:p>
      <text:h text:style-name="P1" text:outline-level="3"><text:bookmark text:name="user-content-Задача-3-файл-uniquepy"/>Задача 3 (файл unique.py)</text:h>
      <text:list xml:id="list179910375" text:style-name="L2">
        <text:list-item>
          <text:p text:style-name="P31"><text:span text:style-name="T37">Необходимо реализовать итератор </text:span><text:span text:style-name="Source_20_Text"><text:span text:style-name="T38">Unique(данные)</text:span></text:span><text:span text:style-name="T37">, который принимает на вход массив или генератор и итерируется по элементам, пропуская дубликаты.</text:span></text:p>
        </text:list-item>
        <text:list-item>
          <text:p text:style-name="P40">Конструктор итератора также принимает на вход именованный bool-параметр ignore_case, в зависимости от значения которого будут считаться одинаковыми строки в разном регистре. По умолчанию этот параметр равен False.</text:p>
        </text:list-item>
        <text:list-item>
          <text:p text:style-name="P40">При реализации необходимо использовать конструкцию **kwargs.</text:p>
        </text:list-item>
        <text:list-item>
          <text:p text:style-name="P40">Итератор должен поддерживать работу как со списками, так и с генераторами.</text:p>
        </text:list-item>
        <text:list-item>
          <text:p text:style-name="P40">Итератор не должен модифицировать возвращаемые значения.</text:p>
        </text:list-item>
      </text:list>
      <text:p text:style-name="P26">Пример:</text:p>
      <text:p text:style-name="P3"><text:span text:style-name="Source_20_Text"><text:span text:style-name="T38">data = [1, 1, 1, 1, 1, 2, 2, 2, 2, 2]</text:span></text:span></text:p>
      <text:p text:style-name="P30"><text:soft-page-break/><text:span text:style-name="Source_20_Text"><text:span text:style-name="T38">Unique(data) </text:span></text:span><text:span text:style-name="T37">будет последовательно возвращать только 1 и 2.</text:span></text:p>
      <text:p text:style-name="P3"><text:span text:style-name="Source_20_Text"><text:span text:style-name="T38">data = gen_random(1, 3, 10)</text:span></text:span></text:p>
      <text:p text:style-name="P30"><text:span text:style-name="Source_20_Text"><text:span text:style-name="T38">Unique(data) </text:span></text:span><text:span text:style-name="T37">будет последовательно возвращать только 1, 2 и 3.</text:span></text:p>
      <text:p text:style-name="P3"><text:span text:style-name="Source_20_Text"><text:span text:style-name="T38">data = [‘a’, ‘A’, ‘b’, ‘B’, ‘a’, ‘A’, ‘b’, ‘B’]</text:span></text:span></text:p>
      <text:p text:style-name="P30"><text:span text:style-name="Source_20_Text"><text:span text:style-name="T38">Unique(data) </text:span></text:span><text:span text:style-name="T37">будет последовательно возвращать только a, A, b, B.</text:span></text:p>
      <text:p text:style-name="P30"><text:span text:style-name="Source_20_Text"><text:span text:style-name="T38">Unique(data, ignore_case=True)</text:span></text:span><text:span text:style-name="T37"> будет последовательно возвращать только a, b.</text:span></text:p>
      <text:p text:style-name="P33"><text:span text:style-name="T15"/></text:p>
      <text:p text:style-name="P34"><text:span text:style-name="T15">Текст программы:</text:span></text:p>
      <text:p text:style-name="P24"><text:span text:style-name="T66">class </text:span><text:span text:style-name="T86">Unique:</text:span><text:line-break/><text:span text:style-name="T86"> <text:s text:c="3"/></text:span><text:span text:style-name="T72">def </text:span><text:span text:style-name="T112">__init__</text:span><text:span text:style-name="T86">(</text:span><text:span text:style-name="T115">self</text:span><text:span text:style-name="T72">, </text:span><text:span text:style-name="T86">data</text:span><text:span text:style-name="T72">, </text:span><text:span text:style-name="T86">**kwargs):</text:span><text:line-break/><text:span text:style-name="T86"> <text:s text:c="7"/></text:span><text:span text:style-name="T115">self</text:span><text:span text:style-name="T86">.used_elements = </text:span><text:span text:style-name="T99">set</text:span><text:span text:style-name="T86">()</text:span><text:line-break/><text:span text:style-name="T86"> <text:s text:c="7"/></text:span><text:span text:style-name="T115">self</text:span><text:span text:style-name="T86">.data = </text:span><text:span text:style-name="T99">list</text:span><text:span text:style-name="T86">(data)</text:span><text:line-break/><text:span text:style-name="T86"> <text:s text:c="7"/></text:span><text:span text:style-name="T115">self</text:span><text:span text:style-name="T86">.index = </text:span><text:span text:style-name="T105">0</text:span><text:line-break/><text:span text:style-name="T105"> <text:s text:c="7"/></text:span><text:span text:style-name="T115">self</text:span><text:span text:style-name="T86">.ignore_case = </text:span><text:span text:style-name="T72">False</text:span><text:line-break/><text:span text:style-name="T72"> <text:s text:c="7"/>for </text:span><text:span text:style-name="T86">key</text:span><text:span text:style-name="T72">, </text:span><text:span text:style-name="T86">value </text:span><text:span text:style-name="T72">in </text:span><text:span text:style-name="T86">kwargs.items():</text:span><text:line-break/><text:span text:style-name="T86"> <text:s text:c="11"/></text:span><text:span text:style-name="T72">if </text:span><text:span text:style-name="T86">key == </text:span><text:span text:style-name="T121">'ignore_case' </text:span><text:span text:style-name="T72">and </text:span><text:span text:style-name="T99">isinstance</text:span><text:span text:style-name="T86">(value</text:span><text:span text:style-name="T72">, </text:span><text:span text:style-name="T99">bool</text:span><text:span text:style-name="T86">):</text:span><text:line-break/><text:span text:style-name="T86"> <text:s text:c="15"/></text:span><text:span text:style-name="T115">self</text:span><text:span text:style-name="T86">.ignore_case = value</text:span><text:line-break/><text:line-break/><text:span text:style-name="T86"> <text:s text:c="3"/></text:span><text:span text:style-name="T72">def </text:span><text:span text:style-name="T112">__iter__</text:span><text:span text:style-name="T86">(</text:span><text:span text:style-name="T115">self</text:span><text:span text:style-name="T86">):</text:span><text:line-break/><text:span text:style-name="T86"> <text:s text:c="7"/></text:span><text:span text:style-name="T72">return </text:span><text:span text:style-name="T115">self</text:span><text:line-break/><text:line-break/><text:span text:style-name="T115"> <text:s text:c="3"/></text:span><text:span text:style-name="T72">def </text:span><text:span text:style-name="T112">__next__</text:span><text:span text:style-name="T86">(</text:span><text:span text:style-name="T115">self</text:span><text:span text:style-name="T86">):</text:span><text:line-break/><text:span text:style-name="T86"> <text:s text:c="7"/></text:span><text:span text:style-name="T72">while True</text:span><text:span text:style-name="T86">:</text:span><text:line-break/><text:span text:style-name="T86"> <text:s text:c="11"/></text:span><text:span text:style-name="T72">if </text:span><text:span text:style-name="T115">self</text:span><text:span text:style-name="T86">.index &gt;= </text:span><text:span text:style-name="T99">len</text:span><text:span text:style-name="T86">(</text:span><text:span text:style-name="T115">self</text:span><text:span text:style-name="T86">.data):</text:span><text:line-break/><text:span text:style-name="T86"> <text:s text:c="15"/></text:span><text:span text:style-name="T72">raise </text:span><text:span text:style-name="T99">StopIteration</text:span><text:line-break/><text:span text:style-name="T99"> <text:s text:c="11"/></text:span><text:span text:style-name="T72">else</text:span><text:span text:style-name="T86">:</text:span><text:line-break/><text:span text:style-name="T86"> <text:s text:c="15"/>current = </text:span><text:span text:style-name="T115">self</text:span><text:span text:style-name="T86">.data[</text:span><text:span text:style-name="T115">self</text:span><text:span text:style-name="T86">.index]</text:span><text:line-break/><text:span text:style-name="T86"> <text:s text:c="15"/></text:span><text:span text:style-name="T115">self</text:span><text:span text:style-name="T86">.index = </text:span><text:span text:style-name="T115">self</text:span><text:span text:style-name="T86">.index + </text:span><text:span text:style-name="T105">1</text:span><text:line-break/><text:span text:style-name="T105"> <text:s text:c="15"/></text:span><text:span text:style-name="T86">flag = </text:span><text:span text:style-name="T72">False</text:span><text:line-break/><text:span text:style-name="T72"> <text:s text:c="15"/>if </text:span><text:span text:style-name="T115">self</text:span><text:span text:style-name="T86">.ignore_case </text:span><text:span text:style-name="T72">and </text:span><text:span text:style-name="T99">isinstance</text:span><text:span text:style-name="T86">(current</text:span><text:span text:style-name="T72">, </text:span><text:span text:style-name="T99">str</text:span><text:span text:style-name="T86">):</text:span><text:line-break/><text:span text:style-name="T86"> <text:s text:c="19"/></text:span><text:span text:style-name="T72">for </text:span><text:span text:style-name="T86">elem </text:span><text:span text:style-name="T72">in </text:span><text:span text:style-name="T115">self</text:span><text:span text:style-name="T86">.used_elements:</text:span><text:line-break/><text:span text:style-name="T86"> <text:s text:c="23"/></text:span><text:span text:style-name="T72">if </text:span><text:span text:style-name="T86">current.upper() == elem.upper():</text:span><text:line-break/><text:span text:style-name="T86"> <text:s text:c="27"/>flag = </text:span><text:span text:style-name="T72">True</text:span><text:line-break/><text:span text:style-name="T72"> <text:s text:c="27"/>break</text:span><text:line-break/><text:span text:style-name="T72"> <text:s text:c="19"/>if not </text:span><text:span text:style-name="T86">flag:</text:span><text:line-break/><text:span text:style-name="T86"> <text:s text:c="23"/></text:span><text:span text:style-name="T115">self</text:span><text:span text:style-name="T86">.used_elements.add(current)</text:span><text:line-break/><text:span text:style-name="T86"> <text:s text:c="23"/></text:span><text:span text:style-name="T72">return </text:span><text:span text:style-name="T86">current</text:span><text:line-break/><text:line-break/><text:span text:style-name="T86"> <text:s text:c="15"/></text:span><text:span text:style-name="T72">else</text:span><text:span text:style-name="T86">:</text:span><text:line-break/><text:span text:style-name="T86"> <text:s text:c="19"/></text:span><text:span text:style-name="T72">if </text:span><text:span text:style-name="T86">current </text:span><text:span text:style-name="T72">not in </text:span><text:span text:style-name="T115">self</text:span><text:span text:style-name="T86">.used_elements:</text:span><text:line-break/><text:span text:style-name="T86"> <text:s text:c="23"/></text:span><text:span text:style-name="T115">self</text:span><text:span text:style-name="T86">.used_elements.add(current)</text:span><text:line-break/><text:span text:style-name="T86"> <text:s text:c="23"/></text:span><text:span text:style-name="T72">return </text:span><text:span text:style-name="T86">current</text:span></text:p>
      <text:p text:style-name="P24"><text:span text:style-name="T15"/></text:p>
      <text:p text:style-name="P27"><text:span text:style-name="Source_20_Text"><text:span text:style-name="T38"/></text:span></text:p>
      <text:p text:style-name="P4"><text:span text:style-name="Source_20_Text"><text:span text:style-name="T38"/></text:span></text:p>
      <text:h text:style-name="P1" text:outline-level="3"><text:bookmark text:name="user-content-Задача-4-файл-sortpy"/><text:soft-page-break/>Задача 4 (файл sort.py)</text:h>
      <text:p text:style-name="P27"><text:span text:style-name="T37">Дан массив 1, содержащий положительные и отрицательные числа. Необходимо </text:span><text:span text:style-name="Strong_20_Emphasis"><text:span text:style-name="T42">одной строкой кода</text:span></text:span><text:span text:style-name="T37"> вывести на экран массив 2, которые содержит значения массива 1, отсортированные по модулю в порядке убывания. Сортировку необходимо осуществлять с помощью функции sorted. Пример:</text:span></text:p>
      <text:p text:style-name="P3"><text:span text:style-name="Source_20_Text"><text:span text:style-name="T38">data = [4, -30, 30, 100, -100, 123, 1, 0, -1, -4]</text:span></text:span></text:p>
      <text:p text:style-name="P4"><text:span text:style-name="Source_20_Text"><text:span text:style-name="T38">Вывод: [123, 100, -100, -30, 30, 4, -4, 1, -1, 0]</text:span></text:span></text:p>
      <text:p text:style-name="P26">Необходимо решить задачу двумя способами:</text:p>
      <text:list xml:id="list763891287" text:style-name="L3">
        <text:list-item>
          <text:p text:style-name="P36">С использованием lambda-функции.</text:p>
        </text:list-item>
        <text:list-item>
          <text:p text:style-name="P36">Без использования lambda-функции.</text:p>
        </text:list-item>
      </text:list>
      <text:p text:style-name="P29"><text:span text:style-name="Source_20_Text"><text:span text:style-name="T40">Текст программы:</text:span></text:span></text:p>
      <text:p text:style-name="P23"><text:span text:style-name="Source_20_Text"><text:span text:style-name="T65">def </text:span></text:span><text:span text:style-name="T77">sort</text:span><text:span text:style-name="T83">(arr):</text:span><text:span text:style-name="T135"><text:line-break/></text:span><text:span text:style-name="T83"> <text:s text:c="3"/></text:span><text:span text:style-name="T71">return </text:span><text:span text:style-name="T98">sorted</text:span><text:span text:style-name="T83">(arr</text:span><text:span text:style-name="T71">, </text:span><text:span text:style-name="T126">reverse</text:span><text:span text:style-name="T83">=</text:span><text:span text:style-name="T71">True</text:span><text:span text:style-name="T83">)</text:span></text:p>
      <text:p text:style-name="P23"><text:span text:style-name="Source_20_Text"><text:span text:style-name="T40"/></text:span></text:p>
      <text:h text:style-name="P1" text:outline-level="3"><text:bookmark text:name="user-content-Задача-5-файл-print_resultpy"/>Задача 5 (файл print_result.py)</text:h>
      <text:p text:style-name="P26">Необходимо реализовать декоратор print_result, который выводит на экран результат выполнения функции.</text:p>
      <text:list xml:id="list2727317112" text:style-name="L4">
        <text:list-item>
          <text:p text:style-name="P37">Декоратор должен принимать на вход функцию, вызывать её, печатать в консоль имя функции и результат выполнения, после чего возвращать результат выполнения.</text:p>
        </text:list-item>
        <text:list-item>
          <text:p text:style-name="P37">Если функция вернула список (list), то значения элементов списка должны выводиться в столбик.</text:p>
        </text:list-item>
        <text:list-item>
          <text:p text:style-name="P37">Если функция вернула словарь (dict), то ключи и значения должны выводить в столбик через знак равенства.</text:p>
        </text:list-item>
      </text:list>
      <text:p text:style-name="P35"/>
      <text:p text:style-name="P38">Текст программы:</text:p>
      <text:p text:style-name="P21"><text:span text:style-name="Source_20_Text"><text:span text:style-name="T64">def </text:span></text:span><text:span text:style-name="T77">print_result</text:span><text:span text:style-name="T83">(func):</text:span><text:span text:style-name="T135"><text:line-break/></text:span><text:span text:style-name="T83"> <text:s text:c="3"/></text:span><text:span text:style-name="T71">def </text:span><text:span text:style-name="T77">decorator</text:span><text:span text:style-name="T83">(*args</text:span><text:span text:style-name="T71">, </text:span><text:span text:style-name="T83">**kwargs):</text:span><text:span text:style-name="T135"><text:line-break/></text:span><text:span text:style-name="T83"> <text:s text:c="7"/></text:span><text:span text:style-name="T98">print</text:span><text:span text:style-name="T83">(</text:span><text:span text:style-name="T120">"Имя функции = "</text:span><text:span text:style-name="T83">+func.</text:span><text:span text:style-name="T111">__name__</text:span><text:span text:style-name="T83">)</text:span><text:span text:style-name="T135"><text:line-break/></text:span><text:span text:style-name="T83"> <text:s text:c="7"/>res = func(*args</text:span><text:span text:style-name="T71">, </text:span><text:span text:style-name="T83">**kwargs)</text:span><text:span text:style-name="T135"><text:line-break/></text:span><text:span text:style-name="T83"> <text:s text:c="7"/></text:span><text:span text:style-name="T71">if </text:span><text:span text:style-name="T98">isinstance</text:span><text:span text:style-name="T83">(res</text:span><text:span text:style-name="T71">, </text:span><text:span text:style-name="T98">list</text:span><text:span text:style-name="T83">):</text:span><text:span text:style-name="T135"><text:line-break/></text:span><text:span text:style-name="T83"> <text:s text:c="11"/></text:span><text:span text:style-name="T71">for </text:span><text:span text:style-name="T83">i </text:span><text:span text:style-name="T71">in </text:span><text:span text:style-name="T83">res:</text:span><text:span text:style-name="T135"><text:line-break/></text:span><text:span text:style-name="T83"> <text:s text:c="15"/></text:span><text:span text:style-name="T98">print</text:span><text:span text:style-name="T83">(i)</text:span><text:span text:style-name="T135"><text:line-break/></text:span><text:span text:style-name="T83"> <text:s text:c="7"/></text:span><text:span text:style-name="T71">elif </text:span><text:span text:style-name="T98">isinstance</text:span><text:span text:style-name="T83">(res</text:span><text:span text:style-name="T71">, </text:span><text:span text:style-name="T98">dict</text:span><text:span text:style-name="T83">):</text:span><text:span text:style-name="T135"><text:line-break/></text:span><text:soft-page-break/><text:span text:style-name="T83"> <text:s text:c="11"/></text:span><text:span text:style-name="T71">for </text:span><text:span text:style-name="T83">key</text:span><text:span text:style-name="T71">, </text:span><text:span text:style-name="T83">value </text:span><text:span text:style-name="T71">in </text:span><text:span text:style-name="T83">res.items():</text:span><text:span text:style-name="T135"><text:line-break/></text:span><text:span text:style-name="T83"> <text:s text:c="15"/></text:span><text:span text:style-name="T98">print</text:span><text:span text:style-name="T83">(</text:span><text:span text:style-name="T120">"{}={}"</text:span><text:span text:style-name="T83">.format(key</text:span><text:span text:style-name="T71">, </text:span><text:span text:style-name="T83">value))</text:span><text:span text:style-name="T135"><text:line-break/></text:span><text:span text:style-name="T83"> <text:s text:c="7"/></text:span><text:span text:style-name="T71">else</text:span><text:span text:style-name="T83">:</text:span><text:span text:style-name="T135"><text:line-break/></text:span><text:span text:style-name="T83"> <text:s text:c="11"/></text:span><text:span text:style-name="T98">print</text:span><text:span text:style-name="T83">(res)</text:span><text:span text:style-name="T135"><text:line-break/></text:span><text:span text:style-name="T83"> <text:s text:c="7"/></text:span><text:span text:style-name="T71">return </text:span><text:span text:style-name="T83">res</text:span><text:span text:style-name="T135"><text:line-break/></text:span><text:span text:style-name="T83"> <text:s text:c="3"/></text:span><text:span text:style-name="T71">return </text:span><text:span text:style-name="T83">decorator</text:span></text:p>
      <text:p text:style-name="P21"><text:span text:style-name="Source_20_Text"><text:span text:style-name="T38"/></text:span></text:p>
      <text:h text:style-name="P1" text:outline-level="3"><text:bookmark text:name="user-content-Задача-6-файл-cm_timerpy"/>Задача 6 (файл cm_timer.py)</text:h>
      <text:p text:style-name="P30"><text:span text:style-name="T37">Необходимо написать контекстные менеджеры </text:span><text:span text:style-name="Source_20_Text"><text:span text:style-name="T38">cm_timer_1</text:span></text:span><text:span text:style-name="T37"> и </text:span><text:span text:style-name="Source_20_Text"><text:span text:style-name="T38">cm_timer_2</text:span></text:span><text:span text:style-name="T37">, которые считают время работы блока кода и выводят его на экран. Пример:</text:span></text:p>
      <text:p text:style-name="P3"><text:span text:style-name="Source_20_Text"><text:span text:style-name="T38">with cm_timer_1():</text:span></text:span></text:p>
      <text:p text:style-name="P4"><text:span text:style-name="Source_20_Text"><text:span text:style-name="T43"><text:s text:c="4"/></text:span></text:span><text:span text:style-name="Source_20_Text"><text:span text:style-name="T38">sleep(5.5)</text:span></text:span></text:p>
      <text:p text:style-name="P30"><text:span text:style-name="T37">После завершения блока кода в консоль должно вывестись </text:span><text:span text:style-name="Source_20_Text"><text:span text:style-name="T38">time: 5.5 </text:span></text:span><text:span text:style-name="T37">(реальное время может несколько отличаться).</text:span></text:p>
      <text:p text:style-name="P30"><text:span text:style-name="Source_20_Text"><text:span text:style-name="T38">cm_timer_1 </text:span></text:span><text:span text:style-name="T37">и </text:span><text:span text:style-name="Source_20_Text"><text:span text:style-name="T38">cm_timer_2</text:span></text:span><text:span text:style-name="T37"> реализуют одинаковую функциональность, но должны быть реализованы двумя различными способами.</text:span></text:p>
      <text:p text:style-name="P33"><text:span text:style-name="T15"/></text:p>
      <text:p text:style-name="P34"><text:span text:style-name="T15">Текст программы:</text:span></text:p>
      <text:p text:style-name="P24"><text:span text:style-name="T66">import </text:span><text:span text:style-name="T86">time</text:span><text:line-break/><text:span text:style-name="T72">from </text:span><text:span text:style-name="T86">contextlib </text:span><text:span text:style-name="T72">import </text:span><text:span text:style-name="T86">contextmanager</text:span><text:line-break/><text:line-break/><text:span text:style-name="T93"># Пока мы в блоке with будет работать yield, после выхода из блока мы вызовем метод stop</text:span><text:line-break/><text:span text:style-name="T130">@contextmanager</text:span><text:line-break/><text:span text:style-name="T72">def </text:span><text:span text:style-name="T78">cm_timer2</text:span><text:span text:style-name="T86">():</text:span><text:line-break/><text:span text:style-name="T86"> <text:s text:c="3"/>t = cm_timer1()</text:span><text:line-break/><text:span text:style-name="T86"> <text:s text:c="3"/>t.start()</text:span><text:line-break/><text:span text:style-name="T86"> <text:s text:c="3"/></text:span><text:span text:style-name="T72">yield </text:span><text:span text:style-name="T86">t</text:span><text:line-break/><text:span text:style-name="T86"> <text:s text:c="3"/>t.stop()</text:span><text:line-break/><text:line-break/><text:span text:style-name="T72">class </text:span><text:span text:style-name="T86">TimerError(</text:span><text:span text:style-name="T99">Exception</text:span><text:span text:style-name="T86">):</text:span><text:line-break/><text:span text:style-name="T86"> <text:s text:c="3"/></text:span><text:span text:style-name="T133">"""A custom exception used to report errors in use of Timer class"""</text:span><text:line-break/><text:line-break/><text:span text:style-name="T93"># Пока мы в блоке with object будет иметь значение, возвращенное с метода __enter__</text:span><text:line-break/><text:span text:style-name="T93"># После выхода из блока автоматически вызовется метод __exit__</text:span><text:line-break/><text:span text:style-name="T72">class </text:span><text:span text:style-name="T86">cm_timer1:</text:span><text:line-break/><text:span text:style-name="T86"> <text:s text:c="3"/></text:span><text:span text:style-name="T72">def </text:span><text:span text:style-name="T112">__init__</text:span><text:span text:style-name="T86">(</text:span><text:span text:style-name="T115">self</text:span><text:span text:style-name="T86">):</text:span><text:line-break/><text:span text:style-name="T86"> <text:s text:c="7"/></text:span><text:span text:style-name="T115">self</text:span><text:span text:style-name="T86">._start_time = </text:span><text:span text:style-name="T72">None</text:span><text:line-break/><text:line-break/><text:span text:style-name="T72"> <text:s text:c="3"/>def </text:span><text:span text:style-name="T78">start</text:span><text:span text:style-name="T86">(</text:span><text:span text:style-name="T115">self</text:span><text:span text:style-name="T86">):</text:span><text:line-break/><text:span text:style-name="T86"> <text:s text:c="7"/></text:span><text:span text:style-name="T133">"""Start a new timer"""</text:span><text:line-break/><text:span text:style-name="T133"> <text:s text:c="7"/></text:span><text:span text:style-name="T72">if </text:span><text:span text:style-name="T115">self</text:span><text:span text:style-name="T86">._start_time </text:span><text:span text:style-name="T72">is not None</text:span><text:span text:style-name="T86">:</text:span><text:line-break/><text:span text:style-name="T86"> <text:s text:c="11"/></text:span><text:span text:style-name="T72">raise </text:span><text:span text:style-name="T86">TimerError(</text:span><text:span text:style-name="T121">f"Timer is running. Use .stop() to stop it"</text:span><text:span text:style-name="T86">)</text:span><text:line-break/><text:line-break/><text:span text:style-name="T86"> <text:s text:c="7"/></text:span><text:span text:style-name="T115">self</text:span><text:span text:style-name="T86">._start_time = time.perf_counter()</text:span><text:line-break/><text:soft-page-break/><text:line-break/><text:span text:style-name="T86"> <text:s text:c="3"/></text:span><text:span text:style-name="T72">def </text:span><text:span text:style-name="T78">stop</text:span><text:span text:style-name="T86">(</text:span><text:span text:style-name="T115">self</text:span><text:span text:style-name="T86">):</text:span><text:line-break/><text:span text:style-name="T86"> <text:s text:c="7"/></text:span><text:span text:style-name="T133">"""Stop the timer, and report the elapsed time"""</text:span><text:line-break/><text:span text:style-name="T133"> <text:s text:c="7"/></text:span><text:span text:style-name="T72">if </text:span><text:span text:style-name="T115">self</text:span><text:span text:style-name="T86">._start_time </text:span><text:span text:style-name="T72">is None</text:span><text:span text:style-name="T86">:</text:span><text:line-break/><text:span text:style-name="T86"> <text:s text:c="11"/></text:span><text:span text:style-name="T72">raise </text:span><text:span text:style-name="T86">TimerError(</text:span><text:span text:style-name="T121">f"Timer is not running. Use .start() to start it"</text:span><text:span text:style-name="T86">)</text:span><text:line-break/><text:line-break/><text:span text:style-name="T86"> <text:s text:c="7"/>elapsed_time = time.perf_counter() - </text:span><text:span text:style-name="T115">self</text:span><text:span text:style-name="T86">._start_time</text:span><text:line-break/><text:span text:style-name="T86"> <text:s text:c="7"/></text:span><text:span text:style-name="T115">self</text:span><text:span text:style-name="T86">._start_time = </text:span><text:span text:style-name="T72">None</text:span><text:line-break/><text:span text:style-name="T72"> <text:s text:c="7"/></text:span><text:span text:style-name="T99">print</text:span><text:span text:style-name="T86">(</text:span><text:span text:style-name="T121">f"Elapsed time: </text:span><text:span text:style-name="T72">{</text:span><text:span text:style-name="T86">elapsed_time</text:span><text:span text:style-name="T72">:</text:span><text:span text:style-name="T121">0.4f</text:span><text:span text:style-name="T72">}</text:span><text:span text:style-name="T121"> seconds"</text:span><text:span text:style-name="T86">)</text:span><text:line-break/><text:line-break/><text:span text:style-name="T86"> <text:s text:c="3"/></text:span><text:span text:style-name="T72">def </text:span><text:span text:style-name="T112">__enter__</text:span><text:span text:style-name="T86">(</text:span><text:span text:style-name="T115">self</text:span><text:span text:style-name="T86">):</text:span><text:line-break/><text:span text:style-name="T86"> <text:s text:c="7"/></text:span><text:span text:style-name="T115">self</text:span><text:span text:style-name="T86">.start()</text:span><text:line-break/><text:span text:style-name="T86"> <text:s text:c="7"/></text:span><text:span text:style-name="T72">return </text:span><text:span text:style-name="T115">self</text:span><text:line-break/><text:line-break/><text:span text:style-name="T115"> <text:s text:c="3"/></text:span><text:span text:style-name="T72">def </text:span><text:span text:style-name="T112">__exit__</text:span><text:span text:style-name="T86">(</text:span><text:span text:style-name="T115">self</text:span><text:span text:style-name="T72">, </text:span><text:span text:style-name="T86">exc_type</text:span><text:span text:style-name="T72">, </text:span><text:span text:style-name="T86">exc_val</text:span><text:span text:style-name="T72">, </text:span><text:span text:style-name="T86">exc_tb):</text:span><text:line-break/><text:span text:style-name="T86"> <text:s text:c="7"/></text:span><text:span text:style-name="T115">self</text:span><text:span text:style-name="T86">.stop()</text:span><text:line-break/><text:line-break/></text:p>
      <text:p text:style-name="P24"><text:span text:style-name="T15"/></text:p>
      <text:h text:style-name="P1" text:outline-level="3"><text:bookmark text:name="user-content-Задача-7-файл-process_datapy"/>Задача 7 (файл process_data.py)</text:h>
      <text:list xml:id="list2233888665" text:style-name="L5">
        <text:list-item>
          <text:p text:style-name="P41">В предыдущих задачах были написаны все требуемые инструменты для работы с данными. Применим их на реальном примере.</text:p>
        </text:list-item>
        <text:list-item>
          <text:p text:style-name="P42"><text:span text:style-name="T37">В файле </text:span><text:a xlink:type="simple" xlink:href="https://github.com/iu5team/iu5web-fall-2020/tree/master/labs/lab3/data/data_light.json" text:style-name="Internet_20_link" text:visited-style-name="Visited_20_Internet_20_Link"><text:span text:style-name="T47">data_light.json</text:span></text:a><text:span text:style-name="T37"> содержится фрагмент списка вакансий.</text:span></text:p>
        </text:list-item>
        <text:list-item>
          <text:p text:style-name="P41">Структура данных представляет собой список словарей с множеством полей: название работы, место, уровень зарплаты и т.д.</text:p>
        </text:list-item>
        <text:list-item>
          <text:p text:style-name="P41">Необходимо реализовать 4 функции - f1, f2, f3, f4. Каждая функция вызывается, принимая на вход результат работы предыдущей. За счет декоратора @print_result печатается результат, а контекстный менеджер cm_timer_1 выводит время работы цепочки функций.</text:p>
        </text:list-item>
        <text:list-item>
          <text:p text:style-name="P41">Предполагается, что функции f1, f2, f3 будут реализованы в одну строку. В реализации функции f4 может быть до 3 строк.</text:p>
        </text:list-item>
        <text:list-item>
          <text:p text:style-name="P41">Функция f1 должна вывести отсортированный список профессий без повторений (строки в разном регистре считать равными). Сортировка должна игнорировать регистр. Используйте наработки из предыдущих задач.</text:p>
        </text:list-item>
        <text:list-item>
          <text:p text:style-name="P41"><text:soft-page-break/>Функция f2 должна фильтровать входной массив и возвращать только те элементы, которые начинаются со слова “программист”. Для фильтрации используйте функцию filter.</text:p>
        </text:list-item>
        <text:list-item>
          <text:p text:style-name="P41">Функция f3 должна модифицировать каждый элемент массива, добавив строку “с опытом Python” (все программисты должны быть знакомы с Python). Пример: Программист C# с опытом Python. Для модификации используйте функцию map.</text:p>
        </text:list-item>
        <text:list-item>
          <text:p text:style-name="P41">Функция f4 должна сгенерировать для каждой специальности зарплату от 100 000 до 200 000 рублей и присоединить её к названию специальности. Пример: Программист C# с опытом Python, зарплата 137287 руб. Используйте zip для обработки пары специальность — зарплата.</text:p>
        </text:list-item>
      </text:list>
      <text:p text:style-name="P27"><text:span text:style-name="Source_20_Text"><text:span text:style-name="T38"/></text:span></text:p>
      <text:p text:style-name="P16">Текст программы:</text:p>
      <text:p text:style-name="P17"><text:span text:style-name="T72">from </text:span><text:span text:style-name="T86">lab_python_fp.print_result </text:span><text:span text:style-name="T72">import </text:span><text:span text:style-name="T86">*</text:span><text:line-break/><text:span text:style-name="T72">from </text:span><text:span text:style-name="T86">lab_python_fp.sort </text:span><text:span text:style-name="T72">import </text:span><text:span text:style-name="T86">sort</text:span><text:line-break/><text:span text:style-name="T72">from </text:span><text:span text:style-name="T86">lab_python_fp.field </text:span><text:span text:style-name="T72">import </text:span><text:span text:style-name="T86">field</text:span><text:line-break/><text:span text:style-name="T72">from </text:span><text:span text:style-name="T86">lab_python_fp.unique </text:span><text:span text:style-name="T72">import </text:span><text:span text:style-name="T86">Unique</text:span><text:line-break/><text:span text:style-name="T72">from </text:span><text:span text:style-name="T86">lab_python_fp.gen_random </text:span><text:span text:style-name="T72">import </text:span><text:span text:style-name="T86">gen_random</text:span><text:line-break/><text:span text:style-name="T72">import </text:span><text:span text:style-name="T86">sys</text:span><text:line-break/><text:line-break/><text:line-break/><text:line-break/><text:span text:style-name="T93"># Далее необходимо реализовать все функции по заданию, заменив `raise NotImplemented`</text:span><text:line-break/><text:span text:style-name="T93"># Предполагается, что функции f1, f2, f3 будут реализованы в одну строку</text:span><text:line-break/><text:span text:style-name="T93"># В реализации функции f4 может быть до 3 строк</text:span><text:line-break/><text:line-break/><text:span text:style-name="T130">@print_result</text:span><text:line-break/><text:span text:style-name="T72">def </text:span><text:span text:style-name="T78">f1</text:span><text:span text:style-name="T86">(data):</text:span><text:line-break/><text:span text:style-name="T86"> <text:s text:c="3"/></text:span><text:span text:style-name="T72">return </text:span><text:span text:style-name="T86">sort(Unique(field(data</text:span><text:span text:style-name="T72">, </text:span><text:span text:style-name="T121">"job-name"</text:span><text:span text:style-name="T86">)</text:span><text:span text:style-name="T72">, </text:span><text:span text:style-name="T127">ignore_case</text:span><text:span text:style-name="T86">=</text:span><text:span text:style-name="T72">True</text:span><text:span text:style-name="T86">)) </text:span><text:span text:style-name="T93"># удаление дубликатов и сортировка по алфавиту</text:span><text:line-break/><text:line-break/><text:span text:style-name="T130">@print_result</text:span><text:line-break/><text:span text:style-name="T72">def </text:span><text:span text:style-name="T78">f2</text:span><text:span text:style-name="T86">(f1arr):</text:span><text:line-break/><text:span text:style-name="T86"> <text:s text:c="3"/></text:span><text:span text:style-name="T72">return </text:span><text:span text:style-name="T99">list</text:span><text:span text:style-name="T86">(</text:span><text:span text:style-name="T99">filter</text:span><text:span text:style-name="T86">(</text:span><text:span text:style-name="T72">lambda </text:span><text:span text:style-name="T86">x: x[:</text:span><text:span text:style-name="T105">11</text:span><text:span text:style-name="T86">].upper() == </text:span><text:span text:style-name="T121">"программист"</text:span><text:span text:style-name="T86">.upper()</text:span><text:span text:style-name="T72">, </text:span><text:span text:style-name="T86">f1arr))</text:span><text:line-break/><text:line-break/><text:span text:style-name="T130">@print_result</text:span><text:line-break/><text:span text:style-name="T72">def </text:span><text:span text:style-name="T78">f3</text:span><text:span text:style-name="T86">(f2arr):</text:span><text:line-break/><text:span text:style-name="T86"> <text:s text:c="3"/></text:span><text:span text:style-name="T72">return </text:span><text:span text:style-name="T99">list</text:span><text:span text:style-name="T86">(</text:span><text:span text:style-name="T99">map</text:span><text:span text:style-name="T86">(</text:span><text:span text:style-name="T72">lambda </text:span><text:span text:style-name="T86">x: x + </text:span><text:span text:style-name="T121">" с опытом Python"</text:span><text:span text:style-name="T72">, </text:span><text:span text:style-name="T86">f2arr))</text:span><text:line-break/><text:line-break/><text:span text:style-name="T130">@print_result</text:span><text:line-break/><text:span text:style-name="T72">def </text:span><text:span text:style-name="T78">f4</text:span><text:span text:style-name="T86">(f3arr):</text:span><text:line-break/><text:span text:style-name="T86"> <text:s text:c="3"/>pairs = </text:span><text:span text:style-name="T99">list</text:span><text:span text:style-name="T86">(</text:span><text:span text:style-name="T99">zip</text:span><text:span text:style-name="T86">(f3arr</text:span><text:span text:style-name="T72">, </text:span><text:span text:style-name="T86">[</text:span><text:span text:style-name="T121">" с зарплатой {} рублей"</text:span><text:span text:style-name="T86">.format(zp) </text:span><text:span text:style-name="T72">for </text:span><text:span text:style-name="T86">zp </text:span><text:span text:style-name="T72">in </text:span><text:span text:style-name="T86">gen_random(</text:span><text:span text:style-name="T99">len</text:span><text:span text:style-name="T86">(f3arr)</text:span><text:span text:style-name="T72">, </text:span><text:span text:style-name="T105">100000</text:span><text:span text:style-name="T72">, </text:span><text:span text:style-name="T105">200000</text:span><text:span text:style-name="T86">)]))</text:span><text:line-break/><text:span text:style-name="T86"> <text:s text:c="3"/></text:span><text:span text:style-name="T72">return </text:span><text:span text:style-name="T86">[</text:span><text:span text:style-name="T121">"{}{}"</text:span><text:span text:style-name="T86">.format(pair[</text:span><text:span text:style-name="T105">0</text:span><text:span text:style-name="T86">]</text:span><text:span text:style-name="T72">, </text:span><text:span text:style-name="T86">pair[</text:span><text:span text:style-name="T105">1</text:span><text:span text:style-name="T86">]) </text:span><text:span text:style-name="T72">for </text:span><text:span text:style-name="T86">pair </text:span><text:span text:style-name="T72">in </text:span><text:span text:style-name="T86">pairs]</text:span></text:p>
      <text:p text:style-name="P20"><text:soft-page-break/><text:span text:style-name="T10">Текст программы main.py:</text:span></text:p>
      <text:p text:style-name="P19"><text:span text:style-name="T67">from </text:span><text:span text:style-name="T79">lab_python_fp.field </text:span><text:span text:style-name="T67">import </text:span><text:span text:style-name="T79">field</text:span><text:span text:style-name="T5"><text:line-break/></text:span><text:span text:style-name="T67">from </text:span><text:span text:style-name="T79">lab_python_fp.gen_random </text:span><text:span text:style-name="T67">import </text:span><text:span text:style-name="T79">gen_random</text:span><text:span text:style-name="T5"><text:line-break/></text:span><text:span text:style-name="T67">from </text:span><text:span text:style-name="T79">lab_python_fp.unique </text:span><text:span text:style-name="T67">import </text:span><text:span text:style-name="T79">Unique</text:span><text:span text:style-name="T5"><text:line-break/></text:span><text:span text:style-name="T67">from </text:span><text:span text:style-name="T79">lab_python_fp.sort </text:span><text:span text:style-name="T67">import </text:span><text:span text:style-name="T79">sort</text:span><text:span text:style-name="T5"><text:line-break/></text:span><text:span text:style-name="T67">from </text:span><text:span text:style-name="T79">lab_python_fp.print_result </text:span><text:span text:style-name="T67">import </text:span><text:span text:style-name="T79">print_result</text:span><text:span text:style-name="T5"><text:line-break/></text:span><text:span text:style-name="T67">from </text:span><text:span text:style-name="T79">lab_python_fp.cm_timer </text:span><text:span text:style-name="T67">import </text:span><text:span text:style-name="T79">*</text:span><text:span text:style-name="T5"><text:line-break/></text:span><text:span text:style-name="T67">import </text:span><text:span text:style-name="T79">time</text:span><text:span text:style-name="T5"><text:line-break/></text:span><text:span text:style-name="T67">from </text:span><text:span text:style-name="T79">lab_python_fp.process_data </text:span><text:span text:style-name="T67">import </text:span><text:span text:style-name="T79">*</text:span><text:span text:style-name="T5"><text:line-break/></text:span><text:span text:style-name="T67">import </text:span><text:span text:style-name="T79">json</text:span><text:span text:style-name="T5"><text:line-break/><text:line-break/></text:span><text:span text:style-name="T128">@print_result</text:span><text:span text:style-name="T5"><text:line-break/></text:span><text:span text:style-name="T67">def </text:span><text:span text:style-name="T73">test_1</text:span><text:span text:style-name="T79">():</text:span><text:span text:style-name="T5"><text:line-break/></text:span><text:span text:style-name="T79"> <text:s text:c="3"/></text:span><text:span text:style-name="T67">return </text:span><text:span text:style-name="T100">1</text:span><text:span text:style-name="T5"><text:line-break/><text:line-break/><text:line-break/></text:span><text:span text:style-name="T128">@print_result</text:span><text:span text:style-name="T5"><text:line-break/></text:span><text:span text:style-name="T67">def </text:span><text:span text:style-name="T73">test_2</text:span><text:span text:style-name="T79">():</text:span><text:span text:style-name="T5"><text:line-break/></text:span><text:span text:style-name="T79"> <text:s text:c="3"/></text:span><text:span text:style-name="T67">return </text:span><text:span text:style-name="T116">'iu5'</text:span><text:span text:style-name="T5"><text:line-break/><text:line-break/><text:line-break/></text:span><text:span text:style-name="T128">@print_result</text:span><text:span text:style-name="T5"><text:line-break/></text:span><text:span text:style-name="T67">def </text:span><text:span text:style-name="T73">test_3</text:span><text:span text:style-name="T79">():</text:span><text:span text:style-name="T5"><text:line-break/></text:span><text:span text:style-name="T79"> <text:s text:c="3"/></text:span><text:span text:style-name="T67">return </text:span><text:span text:style-name="T79">{</text:span><text:span text:style-name="T116">'a'</text:span><text:span text:style-name="T79">: </text:span><text:span text:style-name="T100">1</text:span><text:span text:style-name="T67">, </text:span><text:span text:style-name="T116">'b'</text:span><text:span text:style-name="T79">: </text:span><text:span text:style-name="T100">2</text:span><text:span text:style-name="T79">}</text:span><text:span text:style-name="T5"><text:line-break/><text:line-break/><text:line-break/></text:span><text:span text:style-name="T128">@print_result</text:span><text:span text:style-name="T5"><text:line-break/></text:span><text:span text:style-name="T67">def </text:span><text:span text:style-name="T73">test_4</text:span><text:span text:style-name="T79">():</text:span><text:span text:style-name="T5"><text:line-break/></text:span><text:span text:style-name="T79"> <text:s text:c="3"/></text:span><text:span text:style-name="T67">return </text:span><text:span text:style-name="T79">[</text:span><text:span text:style-name="T100">1</text:span><text:span text:style-name="T67">, </text:span><text:span text:style-name="T100">2</text:span><text:span text:style-name="T79">]</text:span><text:span text:style-name="T5"><text:line-break/><text:line-break/><text:line-break/></text:span><text:span text:style-name="T88"># Press the green button in the gutter to run the script.</text:span><text:span text:style-name="T5"><text:line-break/></text:span><text:span text:style-name="T67">if </text:span><text:span text:style-name="T79">__name__ == </text:span><text:span text:style-name="T116">'__main__'</text:span><text:span text:style-name="T79">:</text:span><text:span text:style-name="T5"><text:line-break/></text:span><text:span text:style-name="T79"> <text:s text:c="3"/>goods = [</text:span><text:span text:style-name="T5"><text:line-break/></text:span><text:span text:style-name="T79"> <text:s text:c="7"/>{</text:span><text:span text:style-name="T116">'title'</text:span><text:span text:style-name="T79">: </text:span><text:span text:style-name="T116">'Ковер'</text:span><text:span text:style-name="T67">, </text:span><text:span text:style-name="T116">'price'</text:span><text:span text:style-name="T79">: </text:span><text:span text:style-name="T100">2000</text:span><text:span text:style-name="T67">, </text:span><text:span text:style-name="T116">'color'</text:span><text:span text:style-name="T79">: </text:span><text:span text:style-name="T116">'green'</text:span><text:span text:style-name="T79">}</text:span><text:span text:style-name="T67">,</text:span><text:span text:style-name="T5"><text:line-break/></text:span><text:span text:style-name="T67"> <text:s text:c="7"/></text:span><text:span text:style-name="T79">{</text:span><text:span text:style-name="T116">'title'</text:span><text:span text:style-name="T79">: </text:span><text:span text:style-name="T116">'Диван для отдыха'</text:span><text:span text:style-name="T67">, </text:span><text:span text:style-name="T116">'price'</text:span><text:span text:style-name="T79">: </text:span><text:span text:style-name="T100">5300</text:span><text:span text:style-name="T67">, </text:span><text:span text:style-name="T116">'color'</text:span><text:span text:style-name="T79">: </text:span><text:span text:style-name="T116">'black'</text:span><text:span text:style-name="T79">}</text:span><text:span text:style-name="T5"><text:line-break/></text:span><text:span text:style-name="T79"> <text:s text:c="3"/>]</text:span><text:span text:style-name="T5"><text:line-break/></text:span><text:span text:style-name="T79"> <text:s text:c="3"/></text:span><text:span text:style-name="T94">print</text:span><text:span text:style-name="T79">(</text:span><text:span text:style-name="T116">"Example Gen "</text:span><text:span text:style-name="T79">)</text:span><text:span text:style-name="T5"><text:line-break/></text:span><text:span text:style-name="T79"> <text:s text:c="3"/></text:span><text:span text:style-name="T94">print</text:span><text:span text:style-name="T79">(</text:span><text:span text:style-name="T94">list</text:span><text:span text:style-name="T79">(field(goods</text:span><text:span text:style-name="T67">, </text:span><text:span text:style-name="T116">'title'</text:span><text:span text:style-name="T79">)))</text:span><text:span text:style-name="T5"><text:line-break/></text:span><text:span text:style-name="T79"> <text:s text:c="3"/></text:span><text:span text:style-name="T94">print</text:span><text:span text:style-name="T79">(</text:span><text:span text:style-name="T94">list</text:span><text:span text:style-name="T79">(field(goods</text:span><text:span text:style-name="T67">, </text:span><text:span text:style-name="T116">'title'</text:span><text:span text:style-name="T67">, </text:span><text:span text:style-name="T116">'price'</text:span><text:span text:style-name="T79">)))</text:span><text:span text:style-name="T5"><text:line-break/></text:span><text:span text:style-name="T79"> <text:s text:c="3"/>count = </text:span><text:span text:style-name="T100">5</text:span><text:span text:style-name="T5"><text:line-break/></text:span><text:span text:style-name="T100"> <text:s text:c="3"/></text:span><text:span text:style-name="T94">print</text:span><text:span text:style-name="T79">(</text:span><text:span text:style-name="T116">"Example Gen_Random"</text:span><text:span text:style-name="T79">)</text:span><text:span text:style-name="T5"><text:line-break/></text:span><text:span text:style-name="T79"> <text:s text:c="3"/></text:span><text:span text:style-name="T67">for </text:span><text:span text:style-name="T79">i </text:span><text:span text:style-name="T67">in </text:span><text:span text:style-name="T79">gen_random(count</text:span><text:span text:style-name="T67">, </text:span><text:span text:style-name="T100">1</text:span><text:span text:style-name="T67">, </text:span><text:span text:style-name="T100">3</text:span><text:span text:style-name="T79">):</text:span><text:span text:style-name="T5"><text:line-break/></text:span><text:span text:style-name="T79"> <text:s text:c="7"/></text:span><text:span text:style-name="T94">print</text:span><text:span text:style-name="T79">(i)</text:span><text:span text:style-name="T5"><text:line-break/></text:span><text:span text:style-name="T79"> <text:s text:c="3"/></text:span><text:span text:style-name="T94">print</text:span><text:span text:style-name="T79">(</text:span><text:span text:style-name="T116">"Example Unique iterator"</text:span><text:span text:style-name="T79">)</text:span><text:span text:style-name="T5"><text:line-break/></text:span><text:span text:style-name="T79"> <text:s text:c="3"/>data = [</text:span><text:span text:style-name="T100">1</text:span><text:span text:style-name="T67">, </text:span><text:span text:style-name="T100">1</text:span><text:span text:style-name="T67">, </text:span><text:span text:style-name="T100">1</text:span><text:span text:style-name="T67">, </text:span><text:span text:style-name="T100">1</text:span><text:span text:style-name="T67">, </text:span><text:span text:style-name="T100">2</text:span><text:span text:style-name="T67">, </text:span><text:span text:style-name="T100">2</text:span><text:span text:style-name="T67">, </text:span><text:span text:style-name="T100">2</text:span><text:span text:style-name="T67">, </text:span><text:span text:style-name="T100">2</text:span><text:span text:style-name="T79">]</text:span><text:span text:style-name="T5"><text:line-break/></text:span><text:span text:style-name="T79"> <text:s text:c="3"/>data1 = [</text:span><text:span text:style-name="T116">'a'</text:span><text:span text:style-name="T67">, </text:span><text:span text:style-name="T116">'A'</text:span><text:span text:style-name="T67">, </text:span><text:span text:style-name="T116">'b'</text:span><text:span text:style-name="T67">, </text:span><text:span text:style-name="T116">'B'</text:span><text:span text:style-name="T67">, </text:span><text:span text:style-name="T116">'a'</text:span><text:span text:style-name="T67">, </text:span><text:span text:style-name="T116">'A'</text:span><text:span text:style-name="T67">, </text:span><text:span text:style-name="T116">'b'</text:span><text:span text:style-name="T67">, </text:span><text:span text:style-name="T116">'B'</text:span><text:span text:style-name="T79">]</text:span><text:span text:style-name="T5"><text:line-break/></text:span><text:span text:style-name="T79"> <text:s text:c="3"/></text:span><text:span text:style-name="T67">for </text:span><text:span text:style-name="T79">i </text:span><text:span text:style-name="T67">in </text:span><text:span text:style-name="T79">Unique(data</text:span><text:span text:style-name="T67">, </text:span><text:span text:style-name="T122">ignore_case</text:span><text:span text:style-name="T79">=</text:span><text:span text:style-name="T67">True</text:span><text:span text:style-name="T79">):</text:span><text:span text:style-name="T5"><text:line-break/></text:span><text:span text:style-name="T79"> <text:s text:c="7"/></text:span><text:span text:style-name="T94">print</text:span><text:span text:style-name="T79">(i)</text:span><text:span text:style-name="T5"><text:line-break/></text:span><text:span text:style-name="T79"> <text:s text:c="3"/></text:span><text:span text:style-name="T67">for </text:span><text:span text:style-name="T79">i </text:span><text:span text:style-name="T67">in </text:span><text:span text:style-name="T79">Unique(data1</text:span><text:span text:style-name="T67">, </text:span><text:span text:style-name="T122">ignore_case</text:span><text:span text:style-name="T79">=</text:span><text:span text:style-name="T67">True</text:span><text:span text:style-name="T79">):</text:span><text:span text:style-name="T5"><text:line-break/></text:span><text:span text:style-name="T79"> <text:s text:c="7"/></text:span><text:span text:style-name="T94">print</text:span><text:span text:style-name="T79">(i)</text:span><text:span text:style-name="T5"><text:line-break/></text:span><text:span text:style-name="T79"> <text:s text:c="3"/>data = gen_random(</text:span><text:span text:style-name="T100">4</text:span><text:span text:style-name="T67">, </text:span><text:span text:style-name="T100">1</text:span><text:span text:style-name="T67">, </text:span><text:span text:style-name="T100">10</text:span><text:span text:style-name="T79">)</text:span><text:span text:style-name="T5"><text:line-break/></text:span><text:span text:style-name="T79"> <text:s text:c="3"/></text:span><text:span text:style-name="T67">for </text:span><text:span text:style-name="T79">i </text:span><text:span text:style-name="T67">in </text:span><text:span text:style-name="T79">Unique(data</text:span><text:span text:style-name="T67">, </text:span><text:span text:style-name="T122">ignore_case</text:span><text:span text:style-name="T79">=</text:span><text:span text:style-name="T67">True</text:span><text:span text:style-name="T79">):</text:span><text:span text:style-name="T5"><text:line-break/></text:span><text:span text:style-name="T79"> <text:s text:c="7"/></text:span><text:span text:style-name="T94">print</text:span><text:span text:style-name="T79">(i)</text:span><text:span text:style-name="T5"><text:line-break/></text:span><text:span text:style-name="T79"> <text:s text:c="3"/></text:span><text:span text:style-name="T94">print</text:span><text:span text:style-name="T79">(</text:span><text:span text:style-name="T116">"Example sort"</text:span><text:span text:style-name="T79">)</text:span><text:span text:style-name="T5"><text:line-break/></text:span><text:span text:style-name="T79"> <text:s text:c="3"/>data2 = [</text:span><text:span text:style-name="T100">4</text:span><text:span text:style-name="T67">, </text:span><text:span text:style-name="T79">-</text:span><text:span text:style-name="T100">30</text:span><text:span text:style-name="T67">, </text:span><text:span text:style-name="T100">100</text:span><text:span text:style-name="T67">, </text:span><text:span text:style-name="T79">-</text:span><text:span text:style-name="T100">100</text:span><text:span text:style-name="T67">, </text:span><text:span text:style-name="T100">123</text:span><text:span text:style-name="T67">, </text:span><text:span text:style-name="T100">1</text:span><text:span text:style-name="T67">, </text:span><text:span text:style-name="T100">0</text:span><text:span text:style-name="T67">, </text:span><text:span text:style-name="T79">-</text:span><text:span text:style-name="T100">1</text:span><text:span text:style-name="T67">, </text:span><text:span text:style-name="T79">-</text:span><text:span text:style-name="T100">4</text:span><text:span text:style-name="T79">]</text:span><text:span text:style-name="T5"><text:line-break/></text:span><text:span text:style-name="T79"> <text:s text:c="3"/>res = sort(data2)</text:span><text:span text:style-name="T5"><text:line-break/></text:span><text:span text:style-name="T79"> <text:s text:c="3"/></text:span><text:span text:style-name="T94">print</text:span><text:span text:style-name="T79">(res)</text:span><text:span text:style-name="T5"><text:line-break/></text:span><text:span text:style-name="T79"> <text:s text:c="3"/>res_lambda = (</text:span><text:span text:style-name="T67">lambda </text:span><text:span text:style-name="T79">arr: sort(arr))(data2)</text:span><text:span text:style-name="T5"><text:line-break/></text:span><text:span text:style-name="T79"> <text:s text:c="3"/></text:span><text:span text:style-name="T94">print</text:span><text:span text:style-name="T79">(res_lambda)</text:span><text:span text:style-name="T5"><text:line-break/></text:span><text:soft-page-break/><text:span text:style-name="T5"><text:line-break/></text:span><text:span text:style-name="T79"> <text:s text:c="3"/></text:span><text:span text:style-name="T94">print</text:span><text:span text:style-name="T79">(</text:span><text:span text:style-name="T116">"Example decorator"</text:span><text:span text:style-name="T79">)</text:span><text:span text:style-name="T5"><text:line-break/></text:span><text:span text:style-name="T79"> <text:s text:c="3"/>test_1()</text:span><text:span text:style-name="T5"><text:line-break/></text:span><text:span text:style-name="T79"> <text:s text:c="3"/>test_2()</text:span><text:span text:style-name="T5"><text:line-break/></text:span><text:span text:style-name="T79"> <text:s text:c="3"/>test_3()</text:span><text:span text:style-name="T5"><text:line-break/></text:span><text:span text:style-name="T79"> <text:s text:c="3"/>test_4()</text:span><text:span text:style-name="T5"><text:line-break/><text:line-break/></text:span><text:span text:style-name="T79"> <text:s text:c="3"/></text:span><text:span text:style-name="T94">print</text:span><text:span text:style-name="T79">(</text:span><text:span text:style-name="T116">"Example timer"</text:span><text:span text:style-name="T79">)</text:span><text:span text:style-name="T5"><text:line-break/></text:span><text:span text:style-name="T79"> <text:s text:c="3"/></text:span><text:span text:style-name="T67">with </text:span><text:span text:style-name="T79">cm_timer1():</text:span><text:span text:style-name="T5"><text:line-break/></text:span><text:span text:style-name="T79"> <text:s text:c="7"/>time.sleep(</text:span><text:span text:style-name="T100">0.1</text:span><text:span text:style-name="T79">)</text:span><text:span text:style-name="T5"><text:line-break/></text:span><text:span text:style-name="T79"> <text:s text:c="3"/></text:span><text:span text:style-name="T67">with </text:span><text:span text:style-name="T79">cm_timer2():</text:span><text:span text:style-name="T5"><text:line-break/></text:span><text:span text:style-name="T79"> <text:s text:c="7"/>time.sleep(</text:span><text:span text:style-name="T100">0.1</text:span><text:span text:style-name="T79">)</text:span><text:span text:style-name="T5"><text:line-break/><text:line-break/></text:span><text:span text:style-name="T79"> <text:s text:c="3"/>path = </text:span><text:span text:style-name="T116">"./package.json"</text:span><text:span text:style-name="T5"><text:line-break/><text:line-break/></text:span><text:span text:style-name="T116"> <text:s text:c="3"/></text:span><text:span text:style-name="T88"># Необходимо в переменную path сохранить путь к файлу, который был передан при запуске сценария</text:span><text:span text:style-name="T5"><text:line-break/><text:line-break/></text:span><text:span text:style-name="T88"> <text:s text:c="3"/></text:span><text:span text:style-name="T67">with </text:span><text:span text:style-name="T94">open</text:span><text:span text:style-name="T79">(path) </text:span><text:span text:style-name="T67">as </text:span><text:span text:style-name="T79">f:</text:span><text:span text:style-name="T5"><text:line-break/></text:span><text:span text:style-name="T79"> <text:s text:c="7"/>data = json.load(f) <text:s/></text:span><text:span text:style-name="T88"># список словарей</text:span><text:span text:style-name="T5"><text:line-break/><text:line-break/></text:span><text:span text:style-name="T88"> <text:s text:c="3"/></text:span><text:span text:style-name="T67">with </text:span><text:span text:style-name="T79">cm_timer1():</text:span><text:span text:style-name="T5"><text:line-break/></text:span><text:span text:style-name="T79"> <text:s text:c="7"/></text:span><text:span text:style-name="T94">print</text:span><text:span text:style-name="T79">(f4(f3(f2(f1(data)))))</text:span><text:span text:style-name="T5"><text:line-break/><text:line-break/></text:span><text:span text:style-name="T106"><text:line-break/></text:span></text:p>
      <text:p text:style-name="P18">3. Результат работы <text:span text:style-name="T136">(для краткости в пункте с декоратором опустим декоратор для функции f1, так как результат работы занимает слишком много места)</text:span></text:p>
      <text:p text:style-name="P18">Example Gen </text:p>
      <text:p text:style-name="P18">['Ковер', 'Диван для отдыха']</text:p>
      <text:p text:style-name="P18">[{'title': 'Ковер', 'price': 2000}, {'title': 'Диван для отдыха', 'price': 5300}]</text:p>
      <text:p text:style-name="P18">Example Gen_Random</text:p>
      <text:p text:style-name="P18">3</text:p>
      <text:p text:style-name="P18">2</text:p>
      <text:p text:style-name="P18">2</text:p>
      <text:p text:style-name="P18">3</text:p>
      <text:p text:style-name="P18">2</text:p>
      <text:p text:style-name="P18">Example Unique iterator</text:p>
      <text:p text:style-name="P18">1</text:p>
      <text:p text:style-name="P18">2</text:p>
      <text:p text:style-name="P18">a</text:p>
      <text:p text:style-name="P18">b</text:p>
      <text:p text:style-name="P18">6</text:p>
      <text:p text:style-name="P18">3</text:p>
      <text:p text:style-name="P18">2</text:p>
      <text:p text:style-name="P18">5</text:p>
      <text:p text:style-name="P18">Example sort</text:p>
      <text:p text:style-name="P18">[123, 100, 4, 1, 0, -1, -4, -30, -100]</text:p>
      <text:p text:style-name="P18">[123, 100, 4, 1, 0, -1, -4, -30, -100]</text:p>
      <text:p text:style-name="P18">Example decorator</text:p>
      <text:p text:style-name="P18">Имя функции = test_1</text:p>
      <text:p text:style-name="P18">1</text:p>
      <text:p text:style-name="P18">Имя функции = test_2</text:p>
      <text:p text:style-name="P18">iu5</text:p>
      <text:p text:style-name="P18">Имя функции = test_3</text:p>
      <text:p text:style-name="P18"><text:soft-page-break/>a=1</text:p>
      <text:p text:style-name="P18">b=2</text:p>
      <text:p text:style-name="P18">Имя функции = test_4</text:p>
      <text:p text:style-name="P18">1</text:p>
      <text:p text:style-name="P18">2</text:p>
      <text:p text:style-name="P18">Example timer</text:p>
      <text:p text:style-name="P18">Elapsed time: 0.1004 seconds</text:p>
      <text:p text:style-name="P18">Elapsed time: 0.1002 seconds</text:p>
      <text:p text:style-name="P18">Имя функции = f2</text:p>
      <text:p text:style-name="P18">Программистр-разработчик <text:s/>информационных систем</text:p>
      <text:p text:style-name="P18">Программист/ технический специалист</text:p>
      <text:p text:style-name="P18">Программист/ Junior Developer</text:p>
      <text:p text:style-name="P18">Программист С++/С#/Java</text:p>
      <text:p text:style-name="P18">Программист С++</text:p>
      <text:p text:style-name="P18">Программист C#</text:p>
      <text:p text:style-name="P18">Программист 1С</text:p>
      <text:p text:style-name="P18">Программист / Senior Developer</text:p>
      <text:p text:style-name="P18">Программист</text:p>
      <text:p text:style-name="P18">Имя функции = f3</text:p>
      <text:p text:style-name="P18">Программистр-разработчик <text:s/>информационных систем с опытом Python</text:p>
      <text:p text:style-name="P18">Программист/ технический специалист с опытом Python</text:p>
      <text:p text:style-name="P18">Программист/ Junior Developer с опытом Python</text:p>
      <text:p text:style-name="P18">Программист С++/С#/Java с опытом Python</text:p>
      <text:p text:style-name="P18">Программист С++ с опытом Python</text:p>
      <text:p text:style-name="P18">Программист C# с опытом Python</text:p>
      <text:p text:style-name="P18">Программист 1С с опытом Python</text:p>
      <text:p text:style-name="P18">Программист / Senior Developer с опытом Python</text:p>
      <text:p text:style-name="P18">Программист с опытом Python</text:p>
      <text:p text:style-name="P18">Имя функции = f4</text:p>
      <text:p text:style-name="P18">Программистр-разработчик <text:s/>информационных систем с опытом Python с зарплатой 133519 рублей</text:p>
      <text:p text:style-name="P18">Программист/ технический специалист с опытом Python с зарплатой 155590 рублей</text:p>
      <text:p text:style-name="P18">Программист/ Junior Developer с опытом Python с зарплатой 106920 рублей</text:p>
      <text:p text:style-name="P18">Программист С++/С#/Java с опытом Python с зарплатой 148517 рублей</text:p>
      <text:p text:style-name="P18">Программист С++ с опытом Python с зарплатой 134452 рублей</text:p>
      <text:p text:style-name="P18">Программист C# с опытом Python с зарплатой 186513 рублей</text:p>
      <text:p text:style-name="P18">Программист 1С с опытом Python с зарплатой 190786 рублей</text:p>
      <text:p text:style-name="P18">Программист / Senior Developer с опытом Python с зарплатой 111457 рублей</text:p>
      <text:p text:style-name="P18">Программист с опытом Python с зарплатой 182060 рублей</text:p>
      <text:p text:style-name="P18">['Программистр-разработчик <text:s/>информационных систем с опытом Python с зарплатой 133519 рублей', 'Программист/ технический специалист с опытом Python с зарплатой 155590 рублей', 'Программист/ Junior Developer с опытом Python с зарплатой 106920 рублей', 'Программист С++/С#/Java с опытом Python с зарплатой 148517 рублей', 'Программист С++ с опытом Python с зарплатой 134452 рублей', 'Программист C# с опытом Python с зарплатой 186513 рублей', 'Программист 1С с опытом Python с зарплатой 190786 рублей', 'Программист / Senior Developer с опытом Python с зарплатой 111457 рублей', 'Программист с опытом Python с зарплатой 182060 рублей']</text:p>
      <text:p text:style-name="P18">Elapsed time: 1.5208 seconds</text:p>
      <text:p text:style-name="P18"/>
      <text:p text:style-name="P18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00:35:16.608637614</meta:creation-date>
    <dc:date>2020-10-17T01:19:30.590808984</dc:date>
    <meta:editing-duration>PT23M51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11" meta:paragraph-count="158" meta:word-count="1911" meta:character-count="15258" meta:non-whitespace-character-count="12256"/>
  </office:meta>
</office:document-meta>
</file>